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74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1.1929in"/>
    </style:style>
    <style:style style:name="co4" style:family="table-column">
      <style:table-column-properties fo:break-before="auto" style:column-width="0.1854in"/>
    </style:style>
    <style:style style:name="co5" style:family="table-column">
      <style:table-column-properties fo:break-before="auto" style:column-width="2.0335in"/>
    </style:style>
    <style:style style:name="co6" style:family="table-column">
      <style:table-column-properties fo:break-before="auto" style:column-width="1.0252in"/>
    </style:style>
    <style:style style:name="co7" style:family="table-column">
      <style:table-column-properties fo:break-before="auto" style:column-width="0.6634in"/>
    </style:style>
    <style:style style:name="co8" style:family="table-column">
      <style:table-column-properties fo:break-before="auto" style:column-width="0.9193in"/>
    </style:style>
    <style:style style:name="co9" style:family="table-column">
      <style:table-column-properties fo:break-before="auto" style:column-width="0.8661in"/>
    </style:style>
    <style:style style:name="co10" style:family="table-column">
      <style:table-column-properties fo:break-before="auto" style:column-width="1.3701in"/>
    </style:style>
    <style:style style:name="co11" style:family="table-column">
      <style:table-column-properties fo:break-before="auto" style:column-width="2.0063in"/>
    </style:style>
    <style:style style:name="co12" style:family="table-column">
      <style:table-column-properties fo:break-before="auto" style:column-width="0.9634in"/>
    </style:style>
    <style:style style:name="co13" style:family="table-column">
      <style:table-column-properties fo:break-before="auto" style:column-width="3.8016in"/>
    </style:style>
    <style:style style:name="co14" style:family="table-column">
      <style:table-column-properties fo:break-before="auto" style:column-width="1.9626in"/>
    </style:style>
    <style:style style:name="co15" style:family="table-column">
      <style:table-column-properties fo:break-before="auto" style:column-width="1.2811in"/>
    </style:style>
    <style:style style:name="co16" style:family="table-column">
      <style:table-column-properties fo:break-before="auto" style:column-width="0.8484in"/>
    </style:style>
    <style:style style:name="ro1" style:family="table-row">
      <style:table-row-properties style:row-height="0.2709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154in" fo:break-before="auto" style:use-optimal-row-height="true"/>
    </style:style>
    <style:style style:name="ro5" style:family="table-row">
      <style:table-row-properties style:row-height="0.2362in" fo:break-before="auto" style:use-optimal-row-height="true"/>
    </style:style>
    <style:style style:name="ro6" style:family="table-row">
      <style:table-row-properties style:row-height="0.2083in" fo:break-before="auto" style:use-optimal-row-height="false"/>
    </style:style>
    <style:style style:name="ro7" style:family="table-row">
      <style:table-row-properties style:row-height="0.222in" fo:break-before="auto" style:use-optimal-row-height="true"/>
    </style:style>
    <style:style style:name="ro8" style:family="table-row">
      <style:table-row-properties style:row-height="0.25in" fo:break-before="auto" style:use-optimal-row-height="true"/>
    </style:style>
    <style:style style:name="ro9" style:family="table-row">
      <style:table-row-properties style:row-height="0.4307in" fo:break-before="auto" style:use-optimal-row-height="true"/>
    </style:style>
    <style:style style:name="ta1" style:family="table" style:master-page-name="PageStyle_5f_EOQ">
      <style:table-properties table:display="true" style:writing-mode="lr-tb"/>
    </style:style>
    <style:style style:name="ta2" style:family="table" style:master-page-name="PageStyle_5f_SafetyStock">
      <style:table-properties table:display="true" style:writing-mode="lr-tb"/>
    </style:style>
    <style:style style:name="ta3" style:family="table" style:master-page-name="PageStyle_5f_EOQ_20__28_2_29_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style:style style:name="ce1" style:family="table-cell" style:parent-style-name="Normal_20_2">
      <style:table-cell-properties style:rotation-align="none"/>
      <style:text-properties fo:color="#1f497d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2" style:family="table-cell" style:parent-style-name="Normal_20_2">
      <style:table-cell-properties style:rotation-align="non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Normal_20_2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Normal_20_2">
      <style:table-cell-properties style:rotation-align="none"/>
      <style:text-properties fo:color="#ff66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Normal_20_2">
      <style:table-cell-properties fo:border-bottom="none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Normal_20_2">
      <style:table-cell-properties fo:border-bottom="non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Normal_20_2">
      <style:table-cell-properties fo:border-bottom="1.76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Normal_20_2">
      <style:table-cell-properties fo:border-bottom="1.76pt solid #000000" fo:background-color="#f2f2f2" style:diagonal-bl-tr="none" style:diagonal-tl-br="none" fo:border-left="1.76pt solid #000000" fo:border-right="0.74pt solid #000000" style:rotation-align="none" fo:border-top="0.74pt solid #000000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Normal_20_2">
      <style:table-cell-properties style:diagonal-bl-tr="none" style:diagonal-tl-br="none" fo:background-color="transparent" fo:border="none" style:rotation-align="none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Normal_20_2">
      <style:table-cell-properties style:rotation-align="none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Normal_20_2">
      <style:table-cell-properties fo:border-bottom="0.74pt solid #000000" fo:background-color="#f2f2f2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Normal_20_2">
      <style:table-cell-properties fo:border-bottom="0.74pt solid #000000" fo:background-color="#f2f2f2" style:diagonal-bl-tr="none" style:diagonal-tl-br="none" fo:border-left="1.76pt solid #000000" fo:border-right="0.74pt solid #000000" style:rotation-align="none" fo:border-top="0.74pt solid #000000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Normal_20_2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Normal_20_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Normal_20_2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Normal_20_2">
      <style:table-cell-properties style:rotation-align="none"/>
      <style:text-properties fo:color="#1f497d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Normal_20_2" style:data-style-name="N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Normal_20_2">
      <style:table-cell-properties fo:border-bottom="0.74pt solid #000000" fo:background-color="#ffcc9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Currency_20_2" style:data-style-name="N124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Normal_20_2">
      <style:table-cell-properties fo:border-bottom="1.76pt solid #000000" fo:background-color="#ffcc9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Normal_20_2">
      <style:table-cell-properties fo:border-bottom="0.74pt solid #000000" fo:background-color="#ffcc9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Normal_20_2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Normal_20_2" style:data-style-name="N1">
      <style:table-cell-properties fo:border-bottom="1.76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Currency_20_2" style:data-style-name="N1">
      <style:table-cell-properties fo:border-bottom="1.76pt solid #000000" fo:background-color="#f2f2f2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Normal_20_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Normal_20_2" style:data-style-name="N149">
      <style:table-cell-properties fo:border-bottom="0.74pt solid #000000" fo:background-color="#f2f2f2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Normal_20_2" style:data-style-name="N149">
      <style:table-cell-properties fo:border-bottom="0.74pt solid #000000" fo:background-color="#f2f2f2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Normal_20_2">
      <style:table-cell-properties fo:border-bottom="0.74pt solid #000000" fo:background-color="#f2f2f2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Normal_20_2" style:data-style-name="N121">
      <style:table-cell-properties fo:border-bottom="0.74pt solid #000000" fo:background-color="#f2f2f2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Normal_20_2" style:data-style-name="N121">
      <style:table-cell-properties fo:border-bottom="1.76pt solid #000000" fo:background-color="#f2f2f2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Normal_20_2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Normal_20_2" style:data-style-name="N2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Normal_20_2">
      <style:table-cell-properties fo:background-color="#f8cba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Percent_20_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Normal_20_2">
      <style:table-cell-properties fo:background-color="#66ff3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Normal_20_2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Normal_20_2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Normal_20_2">
      <style:table-cell-properties fo:border-bottom="1.76pt double-thin #000000" style:border-line-width-bottom="0.0071in 0.0102in 0.0071in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Normal_20_2">
      <style:table-cell-properties fo:border-bottom="1.76pt double-thin #000000" style:border-line-width-bottom="0.0071in 0.0102in 0.0071in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Normal_20_2" style:data-style-name="N122">
      <style:table-cell-properties fo:border-bottom="0.74pt solid #000000" fo:background-color="#f8cbad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Normal_20_2" style:data-style-name="N148">
      <style:table-cell-properties fo:border-bottom="0.74pt solid #000000" fo:background-color="#f8cbad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Normal_20_2" style:data-style-name="N122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Normal_20_2" style:data-style-name="N3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Normal_20_2" style:data-style-name="N149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Normal_20_2" style:data-style-name="N1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1f497d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Normal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Normal_20_2" style:data-style-name="N1">
      <style:table-cell-properties fo:border-bottom="1.76pt double-thin #000000" style:border-line-width-bottom="0.0071in 0.0102in 0.0071in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6" style:family="table-cell" style:parent-style-name="Normal_20_2" style:data-style-name="N1">
      <style:table-cell-properties fo:border-bottom="0.74pt solid #000000" fo:background-color="#f8cbad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Normal_20_2" style:data-style-name="N1">
      <style:table-cell-properties fo:border-bottom="0.74pt solid #000000" fo:background-color="#f8cbad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Normal_20_2" style:data-style-name="N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Normal_20_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Normal_20_2" style:data-style-name="N1">
      <style:table-cell-properties fo:border-bottom="1.76pt double-thin #000000" style:border-line-width-bottom="0.0071in 0.0102in 0.0071in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" style:family="table-cell" style:parent-style-name="Normal_20_2" style:data-style-name="N1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Normal_20_2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Default">
      <style:table-cell-properties style:rotation-align="none"/>
      <style:text-properties fo:color="#1f497d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65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>
      <style:table-cell-properties style:rotation-align="none"/>
      <style:text-properties fo:color="#ff66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8" style:family="table-cell" style:parent-style-name="Default">
      <style:table-cell-properties style:rotation-align="none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9" style:family="table-cell" style:parent-style-name="Default">
      <style:table-cell-properties style:diagonal-bl-tr="none" style:diagonal-tl-br="none" fo:background-color="transparent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Default">
      <style:table-cell-properties fo:border-bottom="1.76pt double-thin #000000" style:border-line-width-bottom="0.0071in 0.0102in 0.0071in" style:diagonal-bl-tr="none" style:diagonal-tl-br="none" fo:background-color="transparent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fo:background-color="transparent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Default">
      <style:table-cell-properties fo:border-bottom="1.76pt solid #000000" style:diagonal-bl-tr="none" style:diagonal-tl-br="none" fo:background-color="transparent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Default">
      <style:table-cell-properties style:rotation-align="none"/>
      <style:text-properties fo:color="#1f497d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74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Default" style:data-style-name="N12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Default">
      <style:table-cell-properties fo:border-bottom="1.76pt solid #000000" fo:background-color="#ffcc9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Default">
      <style:table-cell-properties fo:border-bottom="1.76pt double-thin #000000" style:border-line-width-bottom="0.0071in 0.0102in 0.0071in" fo:background-color="#ffcc9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Default" style:data-style-name="N1">
      <style:table-cell-properties fo:background-color="#ffc7c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Default" style:data-style-name="N1">
      <style:table-cell-properties fo:border-bottom="1.76pt double-thin #000000" style:border-line-width-bottom="0.0071in 0.0102in 0.0071in" fo:background-color="#ffcc9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Default">
      <style:table-cell-properties fo:border-bottom="1.76pt solid #000000" fo:background-color="#ffcc9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4" style:family="table-cell" style:parent-style-name="Default">
      <style:table-cell-properties fo:border-bottom="1.76pt double-thin #000000" style:border-line-width-bottom="0.0071in 0.0102in 0.0071in" fo:background-color="#ffcc9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5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6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7" style:family="table-cell" style:parent-style-name="Default" style:data-style-name="N1">
      <style:table-cell-properties fo:border-bottom="0.74pt solid #000000" fo:background-color="#f2f2f2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8" style:family="table-cell" style:parent-style-name="Default" style:data-style-name="N1">
      <style:table-cell-properties fo:border-bottom="none" fo:background-color="#f2f2f2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9" style:family="table-cell" style:parent-style-name="Default" style:data-style-name="N1">
      <style:table-cell-properties fo:border-bottom="1.76pt solid #000000" fo:background-color="#f2f2f2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0" style:family="table-cell" style:parent-style-name="Default">
      <style:table-cell-properties fo:border-bottom="0.74pt solid #000000" fo:background-color="#f2f2f2" style:diagonal-bl-tr="none" style:diagonal-tl-br="none" fo:border-left="1.76pt solid #000000" fo:border-right="0.06pt solid #000000" style:rotation-align="none" fo:border-top="1.76pt solid #000000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1" style:family="table-cell" style:parent-style-name="Default">
      <style:table-cell-properties fo:border-bottom="0.74pt solid #000000" fo:background-color="#f2f2f2" style:diagonal-bl-tr="none" style:diagonal-tl-br="none" fo:border-left="1.76pt solid #000000" fo:border-right="0.06pt solid #000000" style:rotation-align="none" fo:border-top="0.74pt solid #000000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2" style:family="table-cell" style:parent-style-name="Default">
      <style:table-cell-properties fo:border-bottom="1.76pt solid #000000" fo:background-color="#f2f2f2" style:diagonal-bl-tr="none" style:diagonal-tl-br="none" fo:border-left="1.76pt solid #000000" fo:border-right="0.06pt solid #000000" style:rotation-align="none" fo:border-top="0.74pt solid #000000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3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4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5" style:family="table-cell" style:parent-style-name="Default" style:data-style-name="N1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6" style:family="table-cell" style:parent-style-name="Default" style:data-style-name="N1">
      <style:table-cell-properties fo:border-bottom="none" fo:background-color="#f2f2f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Default" style:data-style-name="N1">
      <style:table-cell-properties fo:border-bottom="1.76pt solid #000000" fo:background-color="#f2f2f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8" style:family="table-cell" style:parent-style-name="Default">
      <style:table-cell-properties fo:border-bottom="0.74pt solid #000000" fo:background-color="#f2f2f2" style:diagonal-bl-tr="none" style:diagonal-tl-br="none" fo:border-left="0.06pt solid #000000" fo:border-right="1.76pt solid #000000" style:rotation-align="none" fo:border-top="1.76pt solid #000000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9" style:family="table-cell" style:parent-style-name="Default">
      <style:table-cell-properties fo:border-bottom="0.74pt solid #000000" fo:background-color="#f2f2f2" style:diagonal-bl-tr="none" style:diagonal-tl-br="none" fo:border-left="0.06pt solid #000000" fo:border-right="1.76pt solid #000000" style:rotation-align="none" fo:border-top="0.74pt solid #000000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0" style:family="table-cell" style:parent-style-name="Default">
      <style:table-cell-properties fo:border-bottom="1.76pt solid #000000" fo:background-color="#f2f2f2" style:diagonal-bl-tr="none" style:diagonal-tl-br="none" fo:border-left="0.06pt solid #000000" fo:border-right="1.76pt solid #000000" style:rotation-align="none" fo:border-top="0.74pt solid #000000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1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2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3" style:family="table-cell" style:parent-style-name="Default" style:data-style-name="N1">
      <style:table-cell-properties fo:border-bottom="0.74pt solid #000000" fo:background-color="#f2f2f2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4" style:family="table-cell" style:parent-style-name="Default" style:data-style-name="N1">
      <style:table-cell-properties fo:border-bottom="none" fo:background-color="#f2f2f2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5" style:family="table-cell" style:parent-style-name="Default" style:data-style-name="N1">
      <style:table-cell-properties fo:border-bottom="1.76pt solid #000000" fo:background-color="#f2f2f2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6" style:family="table-cell" style:parent-style-name="Default">
      <style:table-cell-properties fo:border-bottom="0.74pt solid #000000" fo:background-color="#f2f2f2" style:diagonal-bl-tr="none" style:diagonal-tl-br="none" fo:border-left="0.06pt solid #000000" fo:border-right="0.06pt solid #000000" style:rotation-align="none" fo:border-top="1.76pt solid #000000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7" style:family="table-cell" style:parent-style-name="Default">
      <style:table-cell-properties fo:border-bottom="0.74pt solid #000000" fo:background-color="#f2f2f2" style:diagonal-bl-tr="none" style:diagonal-tl-br="none" fo:border-left="0.06pt solid #000000" fo:border-right="0.06pt solid #000000" style:rotation-align="none" fo:border-top="0.74pt solid #000000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8" style:family="table-cell" style:parent-style-name="Default">
      <style:table-cell-properties fo:border-bottom="1.76pt solid #000000" fo:background-color="#f2f2f2" style:diagonal-bl-tr="none" style:diagonal-tl-br="none" fo:border-left="0.06pt solid #000000" fo:border-right="0.06pt solid #000000" style:rotation-align="none" fo:border-top="0.74pt solid #000000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9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0" style:family="table-cell" style:parent-style-name="Normal_20_2" style:data-style-name="N30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1" style:family="table-cell" style:parent-style-name="Normal_20_2">
      <style:table-cell-properties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2" style:family="table-cell" style:parent-style-name="Normal_20_2">
      <style:table-cell-properties style:rotation-align="none"/>
      <style:text-properties fo:color="#0000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3" style:family="table-cell" style:parent-style-name="Normal_20_2">
      <style:table-cell-properties style:rotation-align="none"/>
      <style:text-properties fo:color="#ff66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4" style:family="table-cell" style:parent-style-name="Normal_20_2">
      <style:table-cell-properties fo:border-bottom="none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5" style:family="table-cell" style:parent-style-name="Normal_20_2">
      <style:table-cell-properties fo:border-bottom="non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6" style:family="table-cell" style:parent-style-name="Normal_20_2">
      <style:table-cell-properties fo:border-bottom="1.76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7" style:family="table-cell" style:parent-style-name="Normal_20_2">
      <style:table-cell-properties fo:border-bottom="1.76pt solid #000000" fo:background-color="#f2f2f2" style:diagonal-bl-tr="none" style:diagonal-tl-br="none" fo:border-left="1.76pt solid #000000" fo:border-right="0.74pt solid #000000" style:rotation-align="none" fo:border-top="0.74pt solid #000000"/>
      <style:text-properties fo:color="#3f3f3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8" style:family="table-cell" style:parent-style-name="Normal_20_2">
      <style:table-cell-properties style:diagonal-bl-tr="none" style:diagonal-tl-br="none" fo:background-color="transparent" fo:border="none" style:rotation-align="none"/>
      <style:text-properties fo:color="#3f3f3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9" style:family="table-cell" style:parent-style-name="Normal_20_2">
      <style:table-cell-properties style:rotation-align="none"/>
      <style:text-properties fo:color="#3f3f3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0" style:family="table-cell" style:parent-style-name="Normal_20_2">
      <style:table-cell-properties fo:border-bottom="0.74pt solid #000000" fo:background-color="#f2f2f2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1" style:family="table-cell" style:parent-style-name="Normal_20_2">
      <style:table-cell-properties fo:border-bottom="0.74pt solid #000000" fo:background-color="#f2f2f2" style:diagonal-bl-tr="none" style:diagonal-tl-br="none" fo:border-left="1.76pt solid #000000" fo:border-right="0.74pt solid #000000" style:rotation-align="none" fo:border-top="0.74pt solid #000000"/>
      <style:text-properties fo:color="#3f3f3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2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3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4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1f497d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5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6" style:family="table-cell" style:parent-style-name="Normal_20_2">
      <style:table-cell-properties fo:border-bottom="0.74pt solid #000000" fo:background-color="#ffcc9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7" style:family="table-cell" style:parent-style-name="Normal_20_2">
      <style:table-cell-properties fo:border-bottom="0.74pt solid #000000" fo:background-color="#ffcc9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8" style:family="table-cell" style:parent-style-name="Currency_20_2">
      <style:table-cell-properties fo:border-bottom="0.74pt solid #000000" fo:background-color="#ffcc99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9" style:family="table-cell" style:parent-style-name="Normal_20_2">
      <style:table-cell-properties fo:border-bottom="1.76pt solid #000000" fo:background-color="#ffcc9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0" style:family="table-cell" style:parent-style-name="Normal_20_2">
      <style:table-cell-properties fo:border-bottom="0.74pt solid #000000" fo:background-color="#ffcc9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is-true-formula(ISNUMBER([.B15]))" style:apply-style-name="ConditionalStyle_5f_1" style:base-cell-address="'EOQ (2)'.B16"/>
    </style:style>
    <style:style style:name="ce131" style:family="table-cell" style:parent-style-name="Currency_20_2" style:data-style-name="N1">
      <style:table-cell-properties fo:border-bottom="1.76pt solid #000000" fo:background-color="#f2f2f2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3f3f3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32" style:family="table-cell" style:parent-style-name="Normal_20_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33" style:family="table-cell" style:parent-style-name="Normal_20_2" style:data-style-name="N2">
      <style:table-cell-properties fo:border-bottom="0.74pt solid #000000" fo:background-color="#f2f2f2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3f3f3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34" style:family="table-cell" style:parent-style-name="Normal_20_2" style:data-style-name="N2">
      <style:table-cell-properties fo:border-bottom="0.74pt solid #000000" fo:background-color="#f2f2f2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3f3f3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35" style:family="table-cell" style:parent-style-name="Normal_20_2">
      <style:table-cell-properties fo:border-bottom="0.74pt solid #000000" fo:background-color="#f2f2f2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3f3f3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36" style:family="table-cell" style:parent-style-name="Normal_20_2" style:data-style-name="N123">
      <style:table-cell-properties fo:border-bottom="0.74pt solid #000000" fo:background-color="#f2f2f2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3f3f3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37" style:family="table-cell" style:parent-style-name="Normal_20_2" style:data-style-name="N123">
      <style:table-cell-properties fo:border-bottom="1.76pt solid #000000" fo:background-color="#f2f2f2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3f3f3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38" style:family="table-cell" style:parent-style-name="Normal_20_2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39" style:family="table-cell" style:parent-style-name="Normal_20_2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0" style:family="table-cell" style:parent-style-name="Normal_20_2">
      <style:table-cell-properties style:rotation-align="none"/>
      <style:text-properties fo:color="#1f497d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41" style:family="table-cell" style:parent-style-name="Percent_20_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2" style:family="table-cell" style:parent-style-name="Normal_20_2">
      <style:table-cell-properties fo:background-color="#ffcc99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3" style:family="table-cell" style:parent-style-name="Normal_20_2" style:data-style-name="N2">
      <style:table-cell-properties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4" style:family="table-cell" style:parent-style-name="Normal_20_2">
      <style:table-cell-properties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is-true-formula(ISNUMBER([.E9]))" style:apply-style-name="ConditionalStyle_5f_2" style:base-cell-address="'EOQ (2)'.E10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gr2" style:family="graphic">
      <style:graphic-properties draw:stroke="solid" svg:stroke-width="0in" svg:stroke-color="#000000" draw:fill="solid" draw:fill-color="#ffffe6" draw:textarea-vertical-align="middle" draw:auto-grow-height="false" draw:fit-to-size="false" style:shrink-to-fit="false" fo:min-height="0in" fo:min-width="0in" fo:padding-top="0.0492in" fo:padding-bottom="0.0492in" fo:padding-left="0.0984in" fo:padding-right="0.0984in" fo:wrap-option="wrap" draw:shadow="visible" draw:shadow-offset-x="0.0287in" draw:shadow-offset-y="0.0287in" draw:shadow-color="#000000" draw:shadow-opacity="100%"/>
      <style:paragraph-properties style:writing-mode="lr-tb"/>
    </style:style>
    <style:style style:name="gr3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76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768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stroke="solid" svg:stroke-width="0in" svg:stroke-color="#bcbcbc" draw:fill="solid" draw:fill-color="#ffeb9c" draw:textarea-vertical-align="middle" draw:auto-grow-height="false" draw:fit-to-size="false" style:shrink-to-fit="false" fo:min-height="0in" fo:min-width="0in" fo:padding-top="0.0492in" fo:padding-bottom="0.0492in" fo:padding-left="0.0984in" fo:padding-right="0.0984in" fo:wrap-option="wrap" draw:shadow="visible" draw:shadow-offset-x="0.0287in" draw:shadow-offset-y="0.0287in" draw:shadow-color="#000000" draw:shadow-opacity="100%"/>
      <style:paragraph-properties style:writing-mode="lr-tb"/>
    </style:style>
    <style:style style:name="gr6" style:family="graphic">
      <style:graphic-properties draw:stroke="solid" svg:stroke-width="0in" svg:stroke-color="#000000" draw:fill="solid" draw:fill-color="#ffffe6" draw:textarea-vertical-align="top" draw:auto-grow-height="false" draw:fit-to-size="false" style:shrink-to-fit="false" fo:min-height="0in" fo:min-width="0in" fo:padding-top="0.0492in" fo:padding-bottom="0.0492in" fo:padding-left="0.0984in" fo:padding-right="0.0984in" fo:wrap-option="wrap" draw:shadow="visible" draw:shadow-offset-x="0.0287in" draw:shadow-offset-y="0.0287in" draw:shadow-color="#000000" draw:shadow-opacity="100%"/>
      <style:paragraph-properties style:writing-mode="lr-tb"/>
    </style:style>
    <style:style style:name="gr7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7752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in" fo:margin-bottom="0in" fo:line-height="100%" fo:text-align="start"/>
      <style:text-properties fo:font-size="18pt"/>
    </style:style>
    <style:style style:name="P3" style:family="paragraph">
      <loext:graphic-properties draw:fill="solid" draw:fill-color="#ffffe6"/>
      <style:paragraph-properties fo:text-align="start"/>
      <style:text-properties fo:font-size="18pt"/>
    </style:style>
    <style:style style:name="P4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eb9c"/>
      <style:paragraph-properties fo:text-align="start"/>
      <style:text-properties fo:font-size="18pt"/>
    </style:style>
    <style:style style:name="T1" style:family="text">
      <style:text-properties fo:font-variant="normal" fo:text-transform="none" fo:color="#9c6500" style:text-line-through-style="none" style:text-line-through-type="none" style:text-position="0% 100%" fo:font-family="Arial" style:font-family-generic="swiss" style:font-pitch="variable" fo:font-size="9pt" fo:letter-spacing="normal" fo:language="en" fo:country="US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2" style:family="text">
      <style:text-properties fo:font-variant="normal" fo:text-transform="none" fo:color="#9c6500" style:text-line-through-style="none" style:text-line-through-type="none" style:text-position="0% 100%" fo:font-family="Arial" fo:font-size="9pt" fo:letter-spacing="normal" fo:language="en" fo:country="US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3" style:family="text">
      <style:text-properties fo:color="#333333" style:font-name="Calibri" fo:font-size="11pt" fo:font-weight="bold" style:text-underline-style="none" style:text-underline-color="font-color" style:text-line-through-type="none" fo:font-style="normal" style:text-outline="false" fo:text-shadow="none" style:text-position="-33% 58%" style:font-name-complex="Calibri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fo:color="#333333" style:font-name="Calibri" fo:font-size="12pt" fo:font-weight="bold" style:text-underline-style="none" style:text-underline-color="font-color" style:text-line-through-type="none" fo:font-style="normal" style:text-outline="false" fo:text-shadow="none" style:text-position="-33% 58%" style:font-name-complex="Calibri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OQ" table:style-name="ta1" table:print-ranges="EOQ.A1:EOQ.I29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4" table:default-cell-style-name="ce53"/>
        <table:table-column table:style-name="co7" table:default-cell-style-name="ce59"/>
        <table:table-column table:style-name="co8" table:default-cell-style-name="ce13"/>
        <table:table-column table:style-name="co9" table:number-columns-repeated="3" table:default-cell-style-name="ce13"/>
        <table:table-column table:style-name="co9" table:default-cell-style-name="ce63"/>
        <table:table-column table:style-name="co10" table:default-cell-style-name="ce63"/>
        <table:table-column table:style-name="co9" table:number-columns-repeated="1010" table:default-cell-style-name="ce13"/>
        <table:table-row table:style-name="ro1">
          <table:table-cell table:style-name="ce1" office:value-type="string" calcext:value-type="string">
            <text:p>Inventory</text:p>
          </table:table-cell>
          <table:table-cell table:style-name="ce17" office:value-type="string" calcext:value-type="string">
            <text:p>Economic Order Quantity Model</text:p>
          </table:table-cell>
          <table:table-cell table:style-name="ce17" table:number-columns-repeated="4"/>
          <table:table-cell table:style-name="ce52"/>
          <table:table-cell table:style-name="ce22"/>
          <table:table-cell table:style-name="ce3" table:number-columns-repeated="4"/>
          <table:table-cell table:style-name="ce40" table:number-columns-repeated="2"/>
          <table:table-cell table:style-name="ce3" table:number-columns-repeated="1010"/>
        </table:table-row>
        <table:table-row table:style-name="ro2">
          <table:table-cell table:style-name="ce2" table:number-columns-repeated="2"/>
          <table:table-cell table:style-name="ce3" table:number-columns-repeated="1022"/>
        </table:table-row>
        <table:table-row table:style-name="ro2">
          <table:table-cell table:style-name="ce3" table:number-columns-repeated="5"/>
          <table:table-cell table:style-name="ce22"/>
          <table:table-cell table:style-name="ce3"/>
          <table:table-cell table:style-name="ce54" office:value-type="string" calcext:value-type="string" table:number-columns-spanned="2" table:number-rows-spanned="1">
            <text:p>Inventory Forecast</text:p>
          </table:table-cell>
          <table:covered-table-cell table:style-name="ce60"/>
          <table:table-cell table:style-name="ce3" table:number-columns-repeated="1015"/>
        </table:table-row>
        <table:table-row table:style-name="ro3">
          <table:table-cell table:style-name="ce3" table:number-columns-repeated="4"/>
          <table:table-cell table:style-name="ce41" office:value-type="string" calcext:value-type="string" table:number-columns-spanned="2" table:number-rows-spanned="1">
            <text:p>Initial Forecasting</text:p>
          </table:table-cell>
          <table:covered-table-cell table:style-name="ce44"/>
          <table:table-cell table:style-name="ce3"/>
          <table:table-cell table:style-name="ce55" office:value-type="string" calcext:value-type="string">
            <text:p>Actual</text:p>
          </table:table-cell>
          <table:table-cell table:style-name="ce61" office:value-type="string" calcext:value-type="string">
            <text:p>3 Mov Avg</text:p>
          </table:table-cell>
          <table:table-cell table:style-name="ce3" table:number-columns-repeated="1015"/>
        </table:table-row>
        <table:table-row table:style-name="ro4">
          <table:table-cell table:style-name="ce4" office:value-type="string" calcext:value-type="string">
            <text:p>Order Quantity Data</text:p>
          </table:table-cell>
          <table:table-cell table:style-name="ce3"/>
          <table:table-cell table:style-name="ce22" office:value-type="string" calcext:value-type="string">
            <text:p>Daily Demand</text:p>
          </table:table-cell>
          <table:table-cell table:style-name="ce3"/>
          <table:table-cell table:style-name="ce42" office:value-type="string" calcext:value-type="string">
            <text:p>Selling Price</text:p>
          </table:table-cell>
          <table:table-cell table:style-name="ce45" office:value-type="float" office:value="200" calcext:value-type="float">
            <text:p>$200 </text:p>
          </table:table-cell>
          <table:table-cell table:style-name="ce3"/>
          <table:table-cell table:style-name="ce56" office:value-type="float" office:value="25" calcext:value-type="float">
            <text:p>25</text:p>
          </table:table-cell>
          <table:table-cell table:style-name="ce62" office:value-type="string" calcext:value-type="string">
            <text:p>-</text:p>
          </table:table-cell>
          <table:table-cell table:style-name="ce3" table:number-columns-repeated="1015"/>
        </table:table-row>
        <table:table-row table:style-name="ro2">
          <table:table-cell table:style-name="ce5" office:value-type="string" calcext:value-type="string">
            <text:p>Annual Demand Rate, D</text:p>
          </table:table-cell>
          <table:table-cell table:style-name="ce18" office:value-type="float" office:value="11600" calcext:value-type="float">
            <text:p>11600</text:p>
          </table:table-cell>
          <table:table-cell table:style-name="ce35" office:value-type="float" office:value="26.1" calcext:value-type="float">
            <text:p>26.1</text:p>
          </table:table-cell>
          <table:table-cell table:style-name="ce3"/>
          <table:table-cell table:style-name="ce43" office:value-type="string" calcext:value-type="string">
            <text:p>Profit</text:p>
          </table:table-cell>
          <table:table-cell table:style-name="ce46" office:value-type="float" office:value="1000000" calcext:value-type="float">
            <text:p>$1,000,000</text:p>
          </table:table-cell>
          <table:table-cell table:style-name="ce3"/>
          <table:table-cell table:style-name="ce57" office:value-type="float" office:value="24" calcext:value-type="float">
            <text:p>24</text:p>
          </table:table-cell>
          <table:table-cell table:style-name="ce51" office:value-type="string" calcext:value-type="string">
            <text:p>-</text:p>
          </table:table-cell>
          <table:table-cell table:style-name="ce3" table:number-columns-repeated="1015"/>
        </table:table-row>
        <table:table-row table:style-name="ro2">
          <table:table-cell table:style-name="ce6" office:value-type="string" calcext:value-type="string">
            <text:p>Setup/Ordering Cost, S</text:p>
          </table:table-cell>
          <table:table-cell table:style-name="ce19" office:value-type="float" office:value="52" calcext:value-type="float">
            <text:p>52</text:p>
          </table:table-cell>
          <table:table-cell table:style-name="ce3" table:number-columns-repeated="2"/>
          <table:table-cell table:style-name="ce43" office:value-type="string" calcext:value-type="string">
            <text:p>Profit/unit</text:p>
          </table:table-cell>
          <table:table-cell table:style-name="ce47" table:formula="of:=[.F5]-95" office:value-type="float" office:value="105" calcext:value-type="float">
            <text:p>$105 </text:p>
          </table:table-cell>
          <table:table-cell table:style-name="ce3"/>
          <table:table-cell table:style-name="ce57" office:value-type="float" office:value="26" calcext:value-type="float">
            <text:p>26</text:p>
          </table:table-cell>
          <table:table-cell table:style-name="ce51" office:value-type="string" calcext:value-type="string">
            <text:p>-</text:p>
          </table:table-cell>
          <table:table-cell table:style-name="ce3" table:number-columns-repeated="1015"/>
        </table:table-row>
        <table:table-row table:style-name="ro2">
          <table:table-cell table:style-name="ce6" office:value-type="string" calcext:value-type="string">
            <text:p>Holding/Carrying Cost per Unit per Year, H</text:p>
          </table:table-cell>
          <table:table-cell table:style-name="ce20" office:value-type="float" office:value="0.1" calcext:value-type="float">
            <text:p>$0.10 </text:p>
          </table:table-cell>
          <table:table-cell table:style-name="ce36"/>
          <table:table-cell table:style-name="ce3"/>
          <table:table-cell table:style-name="ce43" office:value-type="string" calcext:value-type="string">
            <text:p>Annual Demand</text:p>
          </table:table-cell>
          <table:table-cell table:style-name="ce48" table:formula="of:=[.F6]/[.F7]" office:value-type="float" office:value="9523.80952380952" calcext:value-type="float">
            <text:p>9,524</text:p>
          </table:table-cell>
          <table:table-cell table:style-name="ce3"/>
          <table:table-cell table:style-name="ce57" office:value-type="float" office:value="27" calcext:value-type="float">
            <text:p>27</text:p>
          </table:table-cell>
          <table:table-cell table:style-name="ce49" table:formula="of:=IFERROR(AVERAGE([.H5:.H7]);&quot;&quot;)" office:value-type="float" office:value="25" calcext:value-type="float">
            <text:p>25.0</text:p>
          </table:table-cell>
          <table:table-cell table:style-name="ce3" table:number-columns-repeated="1015"/>
        </table:table-row>
        <table:table-row table:style-name="ro3">
          <table:table-cell table:style-name="ce7" office:value-type="string" calcext:value-type="string">
            <text:p>Unit price, P</text:p>
          </table:table-cell>
          <table:table-cell table:style-name="ce21" office:value-type="float" office:value="1.05" calcext:value-type="float">
            <text:p>1.05</text:p>
          </table:table-cell>
          <table:table-cell table:style-name="ce3" table:number-columns-repeated="2"/>
          <table:table-cell table:style-name="ce43" office:value-type="string" calcext:value-type="string">
            <text:p>Daily Demand</text:p>
          </table:table-cell>
          <table:table-cell table:style-name="ce49" table:formula="of:=[.F8]/365" office:value-type="float" office:value="26.0926288323549" calcext:value-type="float">
            <text:p>26.1</text:p>
          </table:table-cell>
          <table:table-cell table:style-name="ce3"/>
          <table:table-cell table:style-name="ce57" office:value-type="float" office:value="22" calcext:value-type="float">
            <text:p>22</text:p>
          </table:table-cell>
          <table:table-cell table:style-name="ce49" table:formula="of:=IFERROR(AVERAGE([.H6:.H8]);&quot;&quot;)" office:value-type="float" office:value="25.6666666666667" calcext:value-type="float">
            <text:p>25.7</text:p>
          </table:table-cell>
          <table:table-cell table:style-name="ce3" table:number-columns-repeated="1015"/>
        </table:table-row>
        <table:table-row table:style-name="ro2">
          <table:table-cell table:style-name="ce6"/>
          <table:table-cell table:style-name="ce22"/>
          <table:table-cell table:style-name="ce3" table:number-columns-repeated="2"/>
          <table:table-cell table:style-name="ce43"/>
          <table:table-cell table:style-name="ce50"/>
          <table:table-cell table:style-name="ce3"/>
          <table:table-cell table:style-name="ce57" office:value-type="float" office:value="25" calcext:value-type="float">
            <text:p>25</text:p>
          </table:table-cell>
          <table:table-cell table:style-name="ce49" table:formula="of:=IFERROR(AVERAGE([.H7:.H9]);&quot;&quot;)" office:value-type="float" office:value="25" calcext:value-type="float">
            <text:p>25.0</text:p>
          </table:table-cell>
          <table:table-cell table:style-name="ce3" table:number-columns-repeated="1015"/>
        </table:table-row>
        <table:table-row table:style-name="ro3">
          <table:table-cell table:style-name="ce4" office:value-type="string" calcext:value-type="string">
            <text:p>Reorder Point Data (optional)</text:p>
          </table:table-cell>
          <table:table-cell table:style-name="ce22"/>
          <table:table-cell table:style-name="ce3" table:number-columns-repeated="2"/>
          <table:table-cell table:style-name="ce43" office:value-type="string" calcext:value-type="string">
            <text:p>Safety Stock (estimated)</text:p>
          </table:table-cell>
          <table:table-cell table:style-name="ce51" table:formula="of:=MAX([.H5:.H1048576])-MIN([.H5:.H1048576])" office:value-type="float" office:value="22" calcext:value-type="float">
            <text:p>22</text:p>
          </table:table-cell>
          <table:table-cell table:style-name="ce3"/>
          <table:table-cell table:style-name="ce57" office:value-type="float" office:value="25" calcext:value-type="float">
            <text:p>25</text:p>
          </table:table-cell>
          <table:table-cell table:style-name="ce49" table:formula="of:=IFERROR(AVERAGE([.H8:.H10]);&quot;&quot;)" office:value-type="float" office:value="24.6666666666667" calcext:value-type="float">
            <text:p>24.7</text:p>
          </table:table-cell>
          <table:table-cell table:style-name="ce3" table:number-columns-repeated="1015"/>
        </table:table-row>
        <table:table-row table:style-name="ro2">
          <table:table-cell table:style-name="ce5" office:value-type="string" calcext:value-type="string">
            <text:p>Days per year or ...</text:p>
          </table:table-cell>
          <table:table-cell table:style-name="ce23" office:value-type="float" office:value="300" calcext:value-type="float">
            <text:p>300</text:p>
          </table:table-cell>
          <table:table-cell table:style-name="ce3" table:number-columns-repeated="5"/>
          <table:table-cell table:style-name="ce57" office:value-type="float" office:value="27" calcext:value-type="float">
            <text:p>27</text:p>
          </table:table-cell>
          <table:table-cell table:style-name="ce49" table:formula="of:=IFERROR(AVERAGE([.H9:.H11]);&quot;&quot;)" office:value-type="float" office:value="24" calcext:value-type="float">
            <text:p>24.0</text:p>
          </table:table-cell>
          <table:table-cell table:style-name="ce3" table:number-columns-repeated="1015"/>
        </table:table-row>
        <table:table-row table:style-name="ro2">
          <table:table-cell table:style-name="ce6" office:value-type="string" calcext:value-type="string">
            <text:p>...Daily demand rate, d</text:p>
          </table:table-cell>
          <table:table-cell table:style-name="ce24" table:formula="of:=IF([.B12]&gt;0;[.B6]/[.B12];&quot;&quot;)" office:value-type="float" office:value="38.6666666666667" calcext:value-type="float">
            <text:p>38.6666666666667</text:p>
          </table:table-cell>
          <table:table-cell table:style-name="ce3" table:number-columns-repeated="5"/>
          <table:table-cell table:style-name="ce57" office:value-type="float" office:value="44" calcext:value-type="float">
            <text:p>44</text:p>
          </table:table-cell>
          <table:table-cell table:style-name="ce49" table:formula="of:=IFERROR(AVERAGE([.H10:.H12]);&quot;&quot;)" office:value-type="float" office:value="25.6666666666667" calcext:value-type="float">
            <text:p>25.7</text:p>
          </table:table-cell>
          <table:table-cell table:style-name="ce3" table:number-columns-repeated="1015"/>
        </table:table-row>
        <table:table-row table:style-name="ro2">
          <table:table-cell table:style-name="ce6" office:value-type="string" calcext:value-type="string">
            <text:p>Lead time in days, L</text:p>
          </table:table-cell>
          <table:table-cell table:style-name="ce19" office:value-type="float" office:value="5" calcext:value-type="float">
            <text:p>5</text:p>
          </table:table-cell>
          <table:table-cell table:style-name="ce3" table:number-columns-repeated="5"/>
          <table:table-cell table:style-name="ce57" office:value-type="float" office:value="38" calcext:value-type="float">
            <text:p>38</text:p>
          </table:table-cell>
          <table:table-cell table:style-name="ce49" table:formula="of:=IFERROR(AVERAGE([.H11:.H13]);&quot;&quot;)" office:value-type="float" office:value="32" calcext:value-type="float">
            <text:p>32.0</text:p>
          </table:table-cell>
          <table:table-cell table:style-name="ce3" table:number-columns-repeated="1015"/>
        </table:table-row>
        <table:table-row table:style-name="ro3">
          <table:table-cell table:style-name="ce7" office:value-type="string" calcext:value-type="string">
            <text:p>Safety stock, ss</text:p>
          </table:table-cell>
          <table:table-cell table:style-name="ce25" table:formula="of:=[.F11]" office:value-type="float" office:value="22" calcext:value-type="float">
            <text:p>22</text:p>
          </table:table-cell>
          <table:table-cell table:style-name="ce3" table:number-columns-repeated="5"/>
          <table:table-cell table:style-name="ce57" office:value-type="float" office:value="36" calcext:value-type="float">
            <text:p>36</text:p>
          </table:table-cell>
          <table:table-cell table:style-name="ce49" table:formula="of:=IFERROR(AVERAGE([.H12:.H14]);&quot;&quot;)" office:value-type="float" office:value="36.3333333333333" calcext:value-type="float">
            <text:p>36.3</text:p>
          </table:table-cell>
          <table:table-cell table:style-name="ce3" table:number-columns-repeated="1015"/>
        </table:table-row>
        <table:table-row table:style-name="ro3">
          <table:table-cell table:style-name="ce8" office:value-type="string" calcext:value-type="string">
            <text:p>Reorder Point, dL+ss</text:p>
          </table:table-cell>
          <table:table-cell table:style-name="ce26" table:formula="of:=[.B13]*[.B14]+[.B15]" office:value-type="float" office:value="215.333333333333" calcext:value-type="float">
            <text:p>215</text:p>
          </table:table-cell>
          <table:table-cell table:style-name="ce3" table:number-columns-repeated="5"/>
          <table:table-cell table:style-name="ce57" office:value-type="float" office:value="40" calcext:value-type="float">
            <text:p>40</text:p>
          </table:table-cell>
          <table:table-cell table:style-name="ce49" table:formula="of:=IFERROR(AVERAGE([.H13:.H15]);&quot;&quot;)" office:value-type="float" office:value="39.3333333333333" calcext:value-type="float">
            <text:p>39.3</text:p>
          </table:table-cell>
          <table:table-cell table:style-name="ce3" table:number-columns-repeated="1015"/>
        </table:table-row>
        <table:table-row table:style-name="ro2">
          <table:table-cell table:style-name="ce9"/>
          <table:table-cell table:style-name="ce27"/>
          <table:table-cell table:style-name="ce3" table:number-columns-repeated="5"/>
          <table:table-cell table:style-name="ce57" office:value-type="float" office:value="43" calcext:value-type="float">
            <text:p>43</text:p>
          </table:table-cell>
          <table:table-cell table:style-name="ce49" table:formula="of:=IFERROR(AVERAGE([.H14:.H16]);&quot;&quot;)" office:value-type="float" office:value="38" calcext:value-type="float">
            <text:p>38.0</text:p>
          </table:table-cell>
          <table:table-cell table:style-name="ce3" table:number-columns-repeated="1015"/>
        </table:table-row>
        <table:table-row table:style-name="ro3">
          <table:table-cell table:style-name="ce10" office:value-type="string" calcext:value-type="string">
            <text:p>Results</text:p>
          </table:table-cell>
          <table:table-cell table:style-name="ce22"/>
          <table:table-cell table:style-name="ce3" table:number-columns-repeated="5"/>
          <table:table-cell table:style-name="ce57" office:value-type="float" office:value="36" calcext:value-type="float">
            <text:p>36</text:p>
          </table:table-cell>
          <table:table-cell table:style-name="ce49" table:formula="of:=IFERROR(AVERAGE([.H15:.H17]);&quot;&quot;)" office:value-type="float" office:value="39.6666666666667" calcext:value-type="float">
            <text:p>39.7</text:p>
          </table:table-cell>
          <table:table-cell table:style-name="ce3" table:number-columns-repeated="1015"/>
        </table:table-row>
        <table:table-row table:style-name="ro2">
          <table:table-cell table:style-name="ce11" office:value-type="string" calcext:value-type="string">
            <text:p>Optimum Order Quantity, Q* (EOQ)</text:p>
          </table:table-cell>
          <table:table-cell table:style-name="ce28" table:formula="of:=SQRT(2*[.B6]*[.B7]/[.B8])" office:value-type="float" office:value="3473.32693537479" calcext:value-type="float">
            <text:p>3473.3</text:p>
          </table:table-cell>
          <table:table-cell table:style-name="ce37" table:formula="of:=COM.MICROSOFT.CEILING([.B19];50)" office:value-type="float" office:value="3500" calcext:value-type="float">
            <text:p>3500</text:p>
          </table:table-cell>
          <table:table-cell table:style-name="ce39" office:value-type="string" calcext:value-type="string">
            <text:p>&lt;--Round to next 50</text:p>
          </table:table-cell>
          <table:table-cell table:style-name="ce3" table:number-columns-repeated="3"/>
          <table:table-cell table:style-name="ce57" office:value-type="float" office:value="44" calcext:value-type="float">
            <text:p>44</text:p>
          </table:table-cell>
          <table:table-cell table:style-name="ce49" table:formula="of:=IFERROR(AVERAGE([.H16:.H18]);&quot;&quot;)" office:value-type="float" office:value="39.6666666666667" calcext:value-type="float">
            <text:p>39.7</text:p>
          </table:table-cell>
          <table:table-cell table:style-name="ce3" table:number-columns-repeated="1015"/>
        </table:table-row>
        <table:table-row table:style-name="ro2">
          <table:table-cell table:style-name="ce12" office:value-type="string" calcext:value-type="string">
            <text:p>Maximum Inventory, Q*</text:p>
          </table:table-cell>
          <table:table-cell table:style-name="ce29" table:formula="of:=[.B19] + [.B15]" office:value-type="float" office:value="3495.32693537479" calcext:value-type="float">
            <text:p>3495.3</text:p>
          </table:table-cell>
          <table:table-cell table:style-name="ce3" table:number-columns-repeated="5"/>
          <table:table-cell table:style-name="ce57" office:value-type="float" office:value="37" calcext:value-type="float">
            <text:p>37</text:p>
          </table:table-cell>
          <table:table-cell table:style-name="ce49" table:formula="of:=IFERROR(AVERAGE([.H17:.H19]);&quot;&quot;)" office:value-type="float" office:value="41" calcext:value-type="float">
            <text:p>41.0</text:p>
          </table:table-cell>
          <table:table-cell table:style-name="ce3" table:number-columns-repeated="1015"/>
        </table:table-row>
        <table:table-row table:style-name="ro2">
          <table:table-cell table:style-name="ce12" office:value-type="string" calcext:value-type="string">
            <text:p>Average Inventory, Q*/2</text:p>
          </table:table-cell>
          <table:table-cell table:style-name="ce29" table:formula="of:=[.B19]/2" office:value-type="float" office:value="1736.66346768739" calcext:value-type="float">
            <text:p>1736.7</text:p>
          </table:table-cell>
          <table:table-cell table:style-name="ce3" table:formula="of:=[.B21]*[.B8]" office:value-type="float" office:value="173.666346768739" calcext:value-type="float">
            <text:p>173.666346768739</text:p>
          </table:table-cell>
          <table:table-cell table:style-name="ce3" table:number-columns-repeated="4"/>
          <table:table-cell table:style-name="ce57" office:value-type="float" office:value="42" calcext:value-type="float">
            <text:p>42</text:p>
          </table:table-cell>
          <table:table-cell table:style-name="ce49" table:formula="of:=IFERROR(AVERAGE([.H18:.H20]);&quot;&quot;)" office:value-type="float" office:value="39" calcext:value-type="float">
            <text:p>39.0</text:p>
          </table:table-cell>
          <table:table-cell table:style-name="ce3" table:number-columns-repeated="1015"/>
        </table:table-row>
        <table:table-row table:style-name="ro2">
          <table:table-cell table:style-name="ce12" office:value-type="string" calcext:value-type="string">
            <text:p>Number of Orders, D/Q*</text:p>
          </table:table-cell>
          <table:table-cell table:style-name="ce29" table:formula="of:=[.B6]/[.B19]" office:value-type="float" office:value="3.33973743786037" calcext:value-type="float">
            <text:p>3.3</text:p>
          </table:table-cell>
          <table:table-cell table:style-name="ce3" table:number-columns-repeated="5"/>
          <table:table-cell table:style-name="ce57" office:value-type="float" office:value="37" calcext:value-type="float">
            <text:p>37</text:p>
          </table:table-cell>
          <table:table-cell table:style-name="ce49" table:formula="of:=IFERROR(AVERAGE([.H19:.H21]);&quot;&quot;)" office:value-type="float" office:value="41" calcext:value-type="float">
            <text:p>41.0</text:p>
          </table:table-cell>
          <table:table-cell table:style-name="ce3" table:number-columns-repeated="1015"/>
        </table:table-row>
        <table:table-row table:style-name="ro2">
          <table:table-cell table:style-name="ce12"/>
          <table:table-cell table:style-name="ce30"/>
          <table:table-cell table:style-name="ce3" table:number-columns-repeated="5"/>
          <table:table-cell table:style-name="ce57" office:value-type="float" office:value="39" calcext:value-type="float">
            <text:p>39</text:p>
          </table:table-cell>
          <table:table-cell table:style-name="ce49" table:formula="of:=IFERROR(AVERAGE([.H20:.H22]);&quot;&quot;)" office:value-type="float" office:value="38.6666666666667" calcext:value-type="float">
            <text:p>38.7</text:p>
          </table:table-cell>
          <table:table-cell table:style-name="ce3" table:number-columns-repeated="1015"/>
        </table:table-row>
        <table:table-row table:style-name="ro2">
          <table:table-cell table:style-name="ce12" office:value-type="string" calcext:value-type="string">
            <text:p>Annual Holding Cost, HQ*/2</text:p>
          </table:table-cell>
          <table:table-cell table:style-name="ce31" table:formula="of:=[.B21]*[.B8]" office:value-type="float" office:value="173.666346768739" calcext:value-type="float">
            <text:p>$174 </text:p>
          </table:table-cell>
          <table:table-cell table:style-name="ce3" table:number-columns-repeated="5"/>
          <table:table-cell table:style-name="ce57" office:value-type="float" office:value="41" calcext:value-type="float">
            <text:p>41</text:p>
          </table:table-cell>
          <table:table-cell table:style-name="ce49" table:formula="of:=IFERROR(AVERAGE([.H21:.H23]);&quot;&quot;)" office:value-type="float" office:value="39.3333333333333" calcext:value-type="float">
            <text:p>39.3</text:p>
          </table:table-cell>
          <table:table-cell table:style-name="ce3" table:number-columns-repeated="1015"/>
        </table:table-row>
        <table:table-row table:style-name="ro2">
          <table:table-cell table:style-name="ce12" office:value-type="string" calcext:value-type="string">
            <text:p>Annual Order Cost, DS/Q*</text:p>
          </table:table-cell>
          <table:table-cell table:style-name="ce31" table:formula="of:=[.B22]*[.B7]" office:value-type="float" office:value="173.666346768739" calcext:value-type="float">
            <text:p>$174 </text:p>
          </table:table-cell>
          <table:table-cell table:style-name="ce3" table:number-columns-repeated="5"/>
          <table:table-cell table:style-name="ce57" office:value-type="float" office:value="40" calcext:value-type="float">
            <text:p>40</text:p>
          </table:table-cell>
          <table:table-cell table:style-name="ce49" table:formula="of:=IFERROR(AVERAGE([.H22:.H24]);&quot;&quot;)" office:value-type="float" office:value="39" calcext:value-type="float">
            <text:p>39.0</text:p>
          </table:table-cell>
          <table:table-cell table:style-name="ce3" table:number-columns-repeated="1015"/>
        </table:table-row>
        <table:table-row table:style-name="ro2">
          <table:table-cell table:style-name="ce12"/>
          <table:table-cell table:style-name="ce31"/>
          <table:table-cell table:style-name="ce3" table:number-columns-repeated="5"/>
          <table:table-cell table:style-name="ce57" office:value-type="float" office:value="38" calcext:value-type="float">
            <text:p>38</text:p>
          </table:table-cell>
          <table:table-cell table:style-name="ce49" table:formula="of:=IFERROR(AVERAGE([.H23:.H25]);&quot;&quot;)" office:value-type="float" office:value="40" calcext:value-type="float">
            <text:p>40.0</text:p>
          </table:table-cell>
          <table:table-cell table:style-name="ce3" table:number-columns-repeated="1015"/>
        </table:table-row>
        <table:table-row table:style-name="ro2">
          <table:table-cell table:style-name="ce12" office:value-type="string" calcext:value-type="string">
            <text:p>Annual Unit Costs, PD</text:p>
          </table:table-cell>
          <table:table-cell table:style-name="ce31" table:formula="of:=[.B9]*[.B6]" office:value-type="float" office:value="12180" calcext:value-type="float">
            <text:p>$12,180 </text:p>
          </table:table-cell>
          <table:table-cell table:style-name="ce3" table:number-columns-repeated="5"/>
          <table:table-cell table:style-name="ce58" office:value-type="string" calcext:value-type="string">
            <text:p>-</text:p>
          </table:table-cell>
          <table:table-cell table:style-name="ce49" table:formula="of:=IFERROR(AVERAGE([.H24:.H26]);&quot;&quot;)" office:value-type="float" office:value="39.6666666666667" calcext:value-type="float">
            <text:p>39.7</text:p>
          </table:table-cell>
          <table:table-cell table:style-name="ce3" table:number-columns-repeated="1015"/>
        </table:table-row>
        <table:table-row table:style-name="ro5">
          <table:table-cell table:style-name="ce8" office:value-type="string" calcext:value-type="string">
            <text:p>Total Annual Cost, T<text:span text:style-name="T3">c</text:span></text:p>
          </table:table-cell>
          <table:table-cell table:style-name="ce32" table:formula="of:=[.B24]+[.B25]+[.B27]" office:value-type="float" office:value="12527.3326935375" calcext:value-type="float">
            <text:p>$12,527 </text:p>
          </table:table-cell>
          <table:table-cell table:style-name="ce3" table:number-columns-repeated="10"/>
          <table:table-cell table:style-name="ce40" table:number-columns-repeated="2"/>
          <table:table-cell table:style-name="ce3" table:number-columns-repeated="1010"/>
        </table:table-row>
        <table:table-row table:style-name="ro2">
          <table:table-cell table:number-columns-repeated="6"/>
          <table:table-cell table:style-name="ce13" table:number-columns-repeated="2"/>
          <table:table-cell table:number-columns-repeated="1016"/>
        </table:table-row>
        <table:table-row table:style-name="ro2" table:number-rows-repeated="2">
          <table:table-cell table:style-name="ce14" table:number-columns-repeated="2"/>
          <table:table-cell table:number-columns-repeated="1022"/>
        </table:table-row>
        <table:table-row table:style-name="ro2" table:number-rows-repeated="3">
          <table:table-cell table:style-name="ce14" table:number-columns-repeated="2"/>
          <table:table-cell/>
          <table:table-cell table:style-name="ce40" table:number-columns-repeated="2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5" office:value-type="string" calcext:value-type="string">
            <text:p>Cost Table (Sensitivity)</text:p>
            <draw:frame table:end-cell-address="EOQ.E54" table:end-x="0.6327in" table:end-y="0.1508in" draw:z-index="0" draw:name="Chart 2" draw:style-name="gr1" draw:text-style-name="P1" svg:width="5.902in" svg:height="3.7661in" svg:x="0.6618in" svg:y="0.0165in">
              <draw:object draw:notify-on-update-of-ranges="EOQ.C38:EOQ.C38 EOQ.C39:EOQ.C62 EOQ.B39:EOQ.B62 EOQ.D38:EOQ.D38 EOQ.D39:EOQ.D62 EOQ.B39:EOQ.B62 EOQ.E38:EOQ.E38 EOQ.E39:EOQ.E62 EOQ.B39:EOQ.B62 EOQ.C64:EOQ.C65 EOQ.B64:EOQ.B6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16" office:value-type="string" calcext:value-type="string">
            <text:p>Start graph at</text:p>
          </table:table-cell>
          <table:table-cell table:style-name="ce38" table:formula="of:=[.B19]/4" office:value-type="float" office:value="868.331733843696" calcext:value-type="float">
            <text:p>868.331733843696</text:p>
          </table:table-cell>
          <table:table-cell table:style-name="ce38" office:value-type="string" calcext:value-type="string">
            <text:p>Increment by</text:p>
          </table:table-cell>
          <table:table-cell table:style-name="ce38" table:formula="of:=[.B19]/12" office:value-type="float" office:value="289.443911281232" calcext:value-type="float">
            <text:p>289.443911281232</text:p>
          </table:table-cell>
          <table:table-cell table:style-name="ce16"/>
          <table:table-cell table:number-columns-repeated="1018"/>
        </table:table-row>
        <table:table-row table:style-name="ro2">
          <table:table-cell table:style-name="ce16" table:number-columns-repeated="6"/>
          <table:table-cell table:number-columns-repeated="1018"/>
        </table:table-row>
        <table:table-row table:style-name="ro6">
          <table:table-cell table:style-name="ce16"/>
          <table:table-cell table:style-name="ce33" office:value-type="string" calcext:value-type="string">
            <text:p>Order Quantity, Q</text:p>
          </table:table-cell>
          <table:table-cell table:style-name="ce33" office:value-type="string" calcext:value-type="string">
            <text:p>Setup/Order cost</text:p>
          </table:table-cell>
          <table:table-cell table:style-name="ce33" office:value-type="string" calcext:value-type="string">
            <text:p>Holding cost</text:p>
          </table:table-cell>
          <table:table-cell table:style-name="ce33" office:value-type="string" calcext:value-type="string">
            <text:p>Total cost</text:p>
          </table:table-cell>
          <table:table-cell table:style-name="ce16"/>
          <table:table-cell table:number-columns-repeated="1018"/>
        </table:table-row>
        <table:table-row table:style-name="ro2">
          <table:table-cell table:style-name="ce16"/>
          <table:table-cell table:style-name="ce34" table:formula="of:=[.C36]" office:value-type="float" office:value="868.331733843696" calcext:value-type="float">
            <text:p>868.33</text:p>
          </table:table-cell>
          <table:table-cell table:style-name="ce34" table:formula="of:=[.$B$6]*[.$B$7]/[.B39]" office:value-type="float" office:value="694.665387074957" calcext:value-type="float">
            <text:p>694.67</text:p>
          </table:table-cell>
          <table:table-cell table:style-name="ce34" table:formula="of:=[.$B$8]*[.B39]/2" office:value-type="float" office:value="43.4165866921848" calcext:value-type="float">
            <text:p>43.42</text:p>
          </table:table-cell>
          <table:table-cell table:style-name="ce34" table:formula="of:=+[.C39]+[.D39]" office:value-type="float" office:value="738.081973767142" calcext:value-type="float">
            <text:p>738.08</text:p>
          </table:table-cell>
          <table:table-cell table:style-name="ce16"/>
          <table:table-cell table:number-columns-repeated="1018"/>
        </table:table-row>
        <table:table-row table:style-name="ro2">
          <table:table-cell table:style-name="ce16"/>
          <table:table-cell table:style-name="ce34" table:formula="of:=[.B39]+[.$E$36]" office:value-type="float" office:value="1157.77564512493" calcext:value-type="float">
            <text:p>1157.78</text:p>
          </table:table-cell>
          <table:table-cell table:style-name="ce34" table:formula="of:=[.$B$6]*[.$B$7]/[.B40]" office:value-type="float" office:value="520.999040306218" calcext:value-type="float">
            <text:p>521.00</text:p>
          </table:table-cell>
          <table:table-cell table:style-name="ce34" table:formula="of:=[.$B$8]*[.B40]/2" office:value-type="float" office:value="57.8887822562464" calcext:value-type="float">
            <text:p>57.89</text:p>
          </table:table-cell>
          <table:table-cell table:style-name="ce34" table:formula="of:=+[.C40]+[.D40]" office:value-type="float" office:value="578.887822562464" calcext:value-type="float">
            <text:p>578.89</text:p>
          </table:table-cell>
          <table:table-cell table:style-name="ce16"/>
          <table:table-cell table:number-columns-repeated="1018"/>
        </table:table-row>
        <table:table-row table:style-name="ro2">
          <table:table-cell table:style-name="ce16"/>
          <table:table-cell table:style-name="ce34" table:formula="of:=[.B40]+[.$E$36]" office:value-type="float" office:value="1447.21955640616" calcext:value-type="float">
            <text:p>1447.22</text:p>
          </table:table-cell>
          <table:table-cell table:style-name="ce34" table:formula="of:=[.$B$6]*[.$B$7]/[.B41]" office:value-type="float" office:value="416.799232244974" calcext:value-type="float">
            <text:p>416.80</text:p>
          </table:table-cell>
          <table:table-cell table:style-name="ce34" table:formula="of:=[.$B$8]*[.B41]/2" office:value-type="float" office:value="72.360977820308" calcext:value-type="float">
            <text:p>72.36</text:p>
          </table:table-cell>
          <table:table-cell table:style-name="ce34" table:formula="of:=+[.C41]+[.D41]" office:value-type="float" office:value="489.160210065282" calcext:value-type="float">
            <text:p>489.16</text:p>
          </table:table-cell>
          <table:table-cell table:style-name="ce16"/>
          <table:table-cell table:number-columns-repeated="1018"/>
        </table:table-row>
        <table:table-row table:style-name="ro2">
          <table:table-cell table:style-name="ce16"/>
          <table:table-cell table:style-name="ce34" table:formula="of:=[.B41]+[.$E$36]" office:value-type="float" office:value="1736.66346768739" calcext:value-type="float">
            <text:p>1736.66</text:p>
          </table:table-cell>
          <table:table-cell table:style-name="ce34" table:formula="of:=[.$B$6]*[.$B$7]/[.B42]" office:value-type="float" office:value="347.332693537479" calcext:value-type="float">
            <text:p>347.33</text:p>
          </table:table-cell>
          <table:table-cell table:style-name="ce34" table:formula="of:=[.$B$8]*[.B42]/2" office:value-type="float" office:value="86.8331733843697" calcext:value-type="float">
            <text:p>86.83</text:p>
          </table:table-cell>
          <table:table-cell table:style-name="ce34" table:formula="of:=+[.C42]+[.D42]" office:value-type="float" office:value="434.165866921848" calcext:value-type="float">
            <text:p>434.17</text:p>
          </table:table-cell>
          <table:table-cell table:style-name="ce16"/>
          <table:table-cell table:number-columns-repeated="1018"/>
        </table:table-row>
        <table:table-row table:style-name="ro2">
          <table:table-cell table:style-name="ce16"/>
          <table:table-cell table:style-name="ce34" table:formula="of:=[.B42]+[.$E$36]" office:value-type="float" office:value="2026.10737896862" calcext:value-type="float">
            <text:p>2026.11</text:p>
          </table:table-cell>
          <table:table-cell table:style-name="ce34" table:formula="of:=[.$B$6]*[.$B$7]/[.B43]" office:value-type="float" office:value="297.713737317839" calcext:value-type="float">
            <text:p>297.71</text:p>
          </table:table-cell>
          <table:table-cell table:style-name="ce34" table:formula="of:=[.$B$8]*[.B43]/2" office:value-type="float" office:value="101.305368948431" calcext:value-type="float">
            <text:p>101.31</text:p>
          </table:table-cell>
          <table:table-cell table:style-name="ce34" table:formula="of:=+[.C43]+[.D43]" office:value-type="float" office:value="399.01910626627" calcext:value-type="float">
            <text:p>399.02</text:p>
          </table:table-cell>
          <table:table-cell table:style-name="ce16"/>
          <table:table-cell table:number-columns-repeated="1018"/>
        </table:table-row>
        <table:table-row table:style-name="ro2">
          <table:table-cell table:style-name="ce16"/>
          <table:table-cell table:style-name="ce34" table:formula="of:=[.B43]+[.$E$36]" office:value-type="float" office:value="2315.55129024986" calcext:value-type="float">
            <text:p>2315.55</text:p>
          </table:table-cell>
          <table:table-cell table:style-name="ce34" table:formula="of:=[.$B$6]*[.$B$7]/[.B44]" office:value-type="float" office:value="260.499520153109" calcext:value-type="float">
            <text:p>260.50</text:p>
          </table:table-cell>
          <table:table-cell table:style-name="ce34" table:formula="of:=[.$B$8]*[.B44]/2" office:value-type="float" office:value="115.777564512493" calcext:value-type="float">
            <text:p>115.78</text:p>
          </table:table-cell>
          <table:table-cell table:style-name="ce34" table:formula="of:=+[.C44]+[.D44]" office:value-type="float" office:value="376.277084665602" calcext:value-type="float">
            <text:p>376.28</text:p>
          </table:table-cell>
          <table:table-cell table:style-name="ce16"/>
          <table:table-cell table:number-columns-repeated="1018"/>
        </table:table-row>
        <table:table-row table:style-name="ro2">
          <table:table-cell table:style-name="ce16"/>
          <table:table-cell table:style-name="ce34" table:formula="of:=[.B44]+[.$E$36]" office:value-type="float" office:value="2604.99520153109" calcext:value-type="float">
            <text:p>2605.00</text:p>
          </table:table-cell>
          <table:table-cell table:style-name="ce34" table:formula="of:=[.$B$6]*[.$B$7]/[.B45]" office:value-type="float" office:value="231.555129024986" calcext:value-type="float">
            <text:p>231.56</text:p>
          </table:table-cell>
          <table:table-cell table:style-name="ce34" table:formula="of:=[.$B$8]*[.B45]/2" office:value-type="float" office:value="130.249760076554" calcext:value-type="float">
            <text:p>130.25</text:p>
          </table:table-cell>
          <table:table-cell table:style-name="ce34" table:formula="of:=+[.C45]+[.D45]" office:value-type="float" office:value="361.80488910154" calcext:value-type="float">
            <text:p>361.80</text:p>
          </table:table-cell>
          <table:table-cell table:style-name="ce16"/>
          <table:table-cell table:number-columns-repeated="1018"/>
        </table:table-row>
        <table:table-row table:style-name="ro2">
          <table:table-cell table:style-name="ce16"/>
          <table:table-cell table:style-name="ce34" table:formula="of:=[.B45]+[.$E$36]" office:value-type="float" office:value="2894.43911281232" calcext:value-type="float">
            <text:p>2894.44</text:p>
          </table:table-cell>
          <table:table-cell table:style-name="ce34" table:formula="of:=[.$B$6]*[.$B$7]/[.B46]" office:value-type="float" office:value="208.399616122487" calcext:value-type="float">
            <text:p>208.40</text:p>
          </table:table-cell>
          <table:table-cell table:style-name="ce34" table:formula="of:=[.$B$8]*[.B46]/2" office:value-type="float" office:value="144.721955640616" calcext:value-type="float">
            <text:p>144.72</text:p>
          </table:table-cell>
          <table:table-cell table:style-name="ce34" table:formula="of:=+[.C46]+[.D46]" office:value-type="float" office:value="353.121571763103" calcext:value-type="float">
            <text:p>353.12</text:p>
          </table:table-cell>
          <table:table-cell table:style-name="ce16"/>
          <table:table-cell table:number-columns-repeated="1018"/>
        </table:table-row>
        <table:table-row table:style-name="ro2">
          <table:table-cell table:style-name="ce16"/>
          <table:table-cell table:style-name="ce34" table:formula="of:=[.B46]+[.$E$36]" office:value-type="float" office:value="3183.88302409355" calcext:value-type="float">
            <text:p>3183.88</text:p>
          </table:table-cell>
          <table:table-cell table:style-name="ce34" table:formula="of:=[.$B$6]*[.$B$7]/[.B47]" office:value-type="float" office:value="189.454196474988" calcext:value-type="float">
            <text:p>189.45</text:p>
          </table:table-cell>
          <table:table-cell table:style-name="ce34" table:formula="of:=[.$B$8]*[.B47]/2" office:value-type="float" office:value="159.194151204678" calcext:value-type="float">
            <text:p>159.19</text:p>
          </table:table-cell>
          <table:table-cell table:style-name="ce34" table:formula="of:=+[.C47]+[.D47]" office:value-type="float" office:value="348.648347679666" calcext:value-type="float">
            <text:p>348.65</text:p>
          </table:table-cell>
          <table:table-cell table:style-name="ce16"/>
          <table:table-cell table:number-columns-repeated="1018"/>
        </table:table-row>
        <table:table-row table:style-name="ro2">
          <table:table-cell table:style-name="ce16"/>
          <table:table-cell table:style-name="ce34" table:formula="of:=[.B47]+[.$E$36]" office:value-type="float" office:value="3473.32693537478" calcext:value-type="float">
            <text:p>3473.33</text:p>
          </table:table-cell>
          <table:table-cell table:style-name="ce34" table:formula="of:=[.$B$6]*[.$B$7]/[.B48]" office:value-type="float" office:value="173.666346768739" calcext:value-type="float">
            <text:p>173.67</text:p>
          </table:table-cell>
          <table:table-cell table:style-name="ce34" table:formula="of:=[.$B$8]*[.B48]/2" office:value-type="float" office:value="173.666346768739" calcext:value-type="float">
            <text:p>173.67</text:p>
          </table:table-cell>
          <table:table-cell table:style-name="ce34" table:formula="of:=+[.C48]+[.D48]" office:value-type="float" office:value="347.332693537479" calcext:value-type="float">
            <text:p>347.33</text:p>
          </table:table-cell>
          <table:table-cell table:style-name="ce16"/>
          <table:table-cell table:number-columns-repeated="1018"/>
        </table:table-row>
        <table:table-row table:style-name="ro2">
          <table:table-cell table:style-name="ce16"/>
          <table:table-cell table:style-name="ce34" table:formula="of:=[.B48]+[.$E$36]" office:value-type="float" office:value="3762.77084665602" calcext:value-type="float">
            <text:p>3762.77</text:p>
          </table:table-cell>
          <table:table-cell table:style-name="ce34" table:formula="of:=[.$B$6]*[.$B$7]/[.B49]" office:value-type="float" office:value="160.307397017298" calcext:value-type="float">
            <text:p>160.31</text:p>
          </table:table-cell>
          <table:table-cell table:style-name="ce34" table:formula="of:=[.$B$8]*[.B49]/2" office:value-type="float" office:value="188.138542332801" calcext:value-type="float">
            <text:p>188.14</text:p>
          </table:table-cell>
          <table:table-cell table:style-name="ce34" table:formula="of:=+[.C49]+[.D49]" office:value-type="float" office:value="348.445939350099" calcext:value-type="float">
            <text:p>348.45</text:p>
          </table:table-cell>
          <table:table-cell table:style-name="ce16"/>
          <table:table-cell table:number-columns-repeated="1018"/>
        </table:table-row>
        <table:table-row table:style-name="ro2">
          <table:table-cell table:style-name="ce16"/>
          <table:table-cell table:style-name="ce34" table:formula="of:=[.B49]+[.$E$36]" office:value-type="float" office:value="4052.21475793725" calcext:value-type="float">
            <text:p>4052.21</text:p>
          </table:table-cell>
          <table:table-cell table:style-name="ce34" table:formula="of:=[.$B$6]*[.$B$7]/[.B50]" office:value-type="float" office:value="148.856868658919" calcext:value-type="float">
            <text:p>148.86</text:p>
          </table:table-cell>
          <table:table-cell table:style-name="ce34" table:formula="of:=[.$B$8]*[.B50]/2" office:value-type="float" office:value="202.610737896862" calcext:value-type="float">
            <text:p>202.61</text:p>
          </table:table-cell>
          <table:table-cell table:style-name="ce34" table:formula="of:=+[.C50]+[.D50]" office:value-type="float" office:value="351.467606555782" calcext:value-type="float">
            <text:p>351.47</text:p>
          </table:table-cell>
          <table:table-cell table:style-name="ce16"/>
          <table:table-cell table:number-columns-repeated="1018"/>
        </table:table-row>
        <table:table-row table:style-name="ro2">
          <table:table-cell table:style-name="ce16"/>
          <table:table-cell table:style-name="ce34" table:formula="of:=[.B50]+[.$E$36]" office:value-type="float" office:value="4341.65866921848" calcext:value-type="float">
            <text:p>4341.66</text:p>
          </table:table-cell>
          <table:table-cell table:style-name="ce34" table:formula="of:=[.$B$6]*[.$B$7]/[.B51]" office:value-type="float" office:value="138.933077414991" calcext:value-type="float">
            <text:p>138.93</text:p>
          </table:table-cell>
          <table:table-cell table:style-name="ce34" table:formula="of:=[.$B$8]*[.B51]/2" office:value-type="float" office:value="217.082933460924" calcext:value-type="float">
            <text:p>217.08</text:p>
          </table:table-cell>
          <table:table-cell table:style-name="ce34" table:formula="of:=+[.C51]+[.D51]" office:value-type="float" office:value="356.016010875916" calcext:value-type="float">
            <text:p>356.02</text:p>
          </table:table-cell>
          <table:table-cell table:style-name="ce16"/>
          <table:table-cell table:number-columns-repeated="1018"/>
        </table:table-row>
        <table:table-row table:style-name="ro2">
          <table:table-cell table:style-name="ce16"/>
          <table:table-cell table:style-name="ce34" table:formula="of:=[.B51]+[.$E$36]" office:value-type="float" office:value="4631.10258049971" calcext:value-type="float">
            <text:p>4631.10</text:p>
          </table:table-cell>
          <table:table-cell table:style-name="ce34" table:formula="of:=[.$B$6]*[.$B$7]/[.B52]" office:value-type="float" office:value="130.249760076554" calcext:value-type="float">
            <text:p>130.25</text:p>
          </table:table-cell>
          <table:table-cell table:style-name="ce34" table:formula="of:=[.$B$8]*[.B52]/2" office:value-type="float" office:value="231.555129024986" calcext:value-type="float">
            <text:p>231.56</text:p>
          </table:table-cell>
          <table:table-cell table:style-name="ce34" table:formula="of:=+[.C52]+[.D52]" office:value-type="float" office:value="361.80488910154" calcext:value-type="float">
            <text:p>361.80</text:p>
          </table:table-cell>
          <table:table-cell table:style-name="ce16"/>
          <table:table-cell table:number-columns-repeated="1018"/>
        </table:table-row>
        <table:table-row table:style-name="ro2">
          <table:table-cell table:style-name="ce16"/>
          <table:table-cell table:style-name="ce34" table:formula="of:=[.B52]+[.$E$36]" office:value-type="float" office:value="4920.54649178095" calcext:value-type="float">
            <text:p>4920.55</text:p>
          </table:table-cell>
          <table:table-cell table:style-name="ce34" table:formula="of:=[.$B$6]*[.$B$7]/[.B53]" office:value-type="float" office:value="122.588009483816" calcext:value-type="float">
            <text:p>122.59</text:p>
          </table:table-cell>
          <table:table-cell table:style-name="ce34" table:formula="of:=[.$B$8]*[.B53]/2" office:value-type="float" office:value="246.027324589047" calcext:value-type="float">
            <text:p>246.03</text:p>
          </table:table-cell>
          <table:table-cell table:style-name="ce34" table:formula="of:=+[.C53]+[.D53]" office:value-type="float" office:value="368.615334072863" calcext:value-type="float">
            <text:p>368.62</text:p>
          </table:table-cell>
          <table:table-cell table:style-name="ce16"/>
          <table:table-cell table:number-columns-repeated="1018"/>
        </table:table-row>
        <table:table-row table:style-name="ro2">
          <table:table-cell table:style-name="ce16"/>
          <table:table-cell table:style-name="ce34" table:formula="of:=[.B53]+[.$E$36]" office:value-type="float" office:value="5209.99040306218" calcext:value-type="float">
            <text:p>5209.99</text:p>
          </table:table-cell>
          <table:table-cell table:style-name="ce34" table:formula="of:=[.$B$6]*[.$B$7]/[.B54]" office:value-type="float" office:value="115.777564512493" calcext:value-type="float">
            <text:p>115.78</text:p>
          </table:table-cell>
          <table:table-cell table:style-name="ce34" table:formula="of:=[.$B$8]*[.B54]/2" office:value-type="float" office:value="260.499520153109" calcext:value-type="float">
            <text:p>260.50</text:p>
          </table:table-cell>
          <table:table-cell table:style-name="ce34" table:formula="of:=+[.C54]+[.D54]" office:value-type="float" office:value="376.277084665602" calcext:value-type="float">
            <text:p>376.28</text:p>
          </table:table-cell>
          <table:table-cell table:style-name="ce16"/>
          <table:table-cell table:number-columns-repeated="1018"/>
        </table:table-row>
        <table:table-row table:style-name="ro2">
          <table:table-cell table:style-name="ce16"/>
          <table:table-cell table:style-name="ce34" table:formula="of:=[.B54]+[.$E$36]" office:value-type="float" office:value="5499.43431434341" calcext:value-type="float">
            <text:p>5499.43</text:p>
          </table:table-cell>
          <table:table-cell table:style-name="ce34" table:formula="of:=[.$B$6]*[.$B$7]/[.B55]" office:value-type="float" office:value="109.68400848552" calcext:value-type="float">
            <text:p>109.68</text:p>
          </table:table-cell>
          <table:table-cell table:style-name="ce34" table:formula="of:=[.$B$8]*[.B55]/2" office:value-type="float" office:value="274.971715717171" calcext:value-type="float">
            <text:p>274.97</text:p>
          </table:table-cell>
          <table:table-cell table:style-name="ce34" table:formula="of:=+[.C55]+[.D55]" office:value-type="float" office:value="384.65572420269" calcext:value-type="float">
            <text:p>384.66</text:p>
          </table:table-cell>
          <table:table-cell table:style-name="ce16"/>
          <table:table-cell table:number-columns-repeated="1018"/>
        </table:table-row>
        <table:table-row table:style-name="ro2">
          <table:table-cell table:style-name="ce16"/>
          <table:table-cell table:style-name="ce34" table:formula="of:=[.B55]+[.$E$36]" office:value-type="float" office:value="5788.87822562464" calcext:value-type="float">
            <text:p>5788.88</text:p>
          </table:table-cell>
          <table:table-cell table:style-name="ce34" table:formula="of:=[.$B$6]*[.$B$7]/[.B56]" office:value-type="float" office:value="104.199808061244" calcext:value-type="float">
            <text:p>104.20</text:p>
          </table:table-cell>
          <table:table-cell table:style-name="ce34" table:formula="of:=[.$B$8]*[.B56]/2" office:value-type="float" office:value="289.443911281232" calcext:value-type="float">
            <text:p>289.44</text:p>
          </table:table-cell>
          <table:table-cell table:style-name="ce34" table:formula="of:=+[.C56]+[.D56]" office:value-type="float" office:value="393.643719342476" calcext:value-type="float">
            <text:p>393.64</text:p>
          </table:table-cell>
          <table:table-cell table:style-name="ce16"/>
          <table:table-cell table:number-columns-repeated="1018"/>
        </table:table-row>
        <table:table-row table:style-name="ro2">
          <table:table-cell table:style-name="ce16"/>
          <table:table-cell table:style-name="ce34" table:formula="of:=[.B56]+[.$E$36]" office:value-type="float" office:value="6078.32213690588" calcext:value-type="float">
            <text:p>6078.32</text:p>
          </table:table-cell>
          <table:table-cell table:style-name="ce34" table:formula="of:=[.$B$6]*[.$B$7]/[.B57]" office:value-type="float" office:value="99.2379124392796" calcext:value-type="float">
            <text:p>99.24</text:p>
          </table:table-cell>
          <table:table-cell table:style-name="ce34" table:formula="of:=[.$B$8]*[.B57]/2" office:value-type="float" office:value="303.916106845294" calcext:value-type="float">
            <text:p>303.92</text:p>
          </table:table-cell>
          <table:table-cell table:style-name="ce34" table:formula="of:=+[.C57]+[.D57]" office:value-type="float" office:value="403.154019284573" calcext:value-type="float">
            <text:p>403.15</text:p>
          </table:table-cell>
          <table:table-cell table:style-name="ce16"/>
          <table:table-cell table:number-columns-repeated="1018"/>
        </table:table-row>
        <table:table-row table:style-name="ro2">
          <table:table-cell table:style-name="ce16"/>
          <table:table-cell table:style-name="ce34" table:formula="of:=[.B57]+[.$E$36]" office:value-type="float" office:value="6367.76604818711" calcext:value-type="float">
            <text:p>6367.77</text:p>
          </table:table-cell>
          <table:table-cell table:style-name="ce34" table:formula="of:=[.$B$6]*[.$B$7]/[.B58]" office:value-type="float" office:value="94.7270982374941" calcext:value-type="float">
            <text:p>94.73</text:p>
          </table:table-cell>
          <table:table-cell table:style-name="ce34" table:formula="of:=[.$B$8]*[.B58]/2" office:value-type="float" office:value="318.388302409355" calcext:value-type="float">
            <text:p>318.39</text:p>
          </table:table-cell>
          <table:table-cell table:style-name="ce34" table:formula="of:=+[.C58]+[.D58]" office:value-type="float" office:value="413.11540064685" calcext:value-type="float">
            <text:p>413.12</text:p>
          </table:table-cell>
          <table:table-cell table:style-name="ce16"/>
          <table:table-cell table:number-columns-repeated="1018"/>
        </table:table-row>
        <table:table-row table:style-name="ro2">
          <table:table-cell table:style-name="ce16"/>
          <table:table-cell table:style-name="ce34" table:formula="of:=[.B58]+[.$E$36]" office:value-type="float" office:value="6657.20995946834" calcext:value-type="float">
            <text:p>6657.21</text:p>
          </table:table-cell>
          <table:table-cell table:style-name="ce34" table:formula="of:=[.$B$6]*[.$B$7]/[.B59]" office:value-type="float" office:value="90.6085287489074" calcext:value-type="float">
            <text:p>90.61</text:p>
          </table:table-cell>
          <table:table-cell table:style-name="ce34" table:formula="of:=[.$B$8]*[.B59]/2" office:value-type="float" office:value="332.860497973417" calcext:value-type="float">
            <text:p>332.86</text:p>
          </table:table-cell>
          <table:table-cell table:style-name="ce34" table:formula="of:=+[.C59]+[.D59]" office:value-type="float" office:value="423.469026722325" calcext:value-type="float">
            <text:p>423.47</text:p>
          </table:table-cell>
          <table:table-cell table:style-name="ce16"/>
          <table:table-cell table:number-columns-repeated="1018"/>
        </table:table-row>
        <table:table-row table:style-name="ro2">
          <table:table-cell table:style-name="ce16"/>
          <table:table-cell table:style-name="ce34" table:formula="of:=[.B59]+[.$E$36]" office:value-type="float" office:value="6946.65387074957" calcext:value-type="float">
            <text:p>6946.65</text:p>
          </table:table-cell>
          <table:table-cell table:style-name="ce34" table:formula="of:=[.$B$6]*[.$B$7]/[.B60]" office:value-type="float" office:value="86.8331733843696" calcext:value-type="float">
            <text:p>86.83</text:p>
          </table:table-cell>
          <table:table-cell table:style-name="ce34" table:formula="of:=[.$B$8]*[.B60]/2" office:value-type="float" office:value="347.332693537479" calcext:value-type="float">
            <text:p>347.33</text:p>
          </table:table-cell>
          <table:table-cell table:style-name="ce34" table:formula="of:=+[.C60]+[.D60]" office:value-type="float" office:value="434.165866921848" calcext:value-type="float">
            <text:p>434.17</text:p>
          </table:table-cell>
          <table:table-cell table:style-name="ce16"/>
          <table:table-cell table:number-columns-repeated="1018"/>
        </table:table-row>
        <table:table-row table:style-name="ro2">
          <table:table-cell table:style-name="ce16"/>
          <table:table-cell table:style-name="ce34" table:formula="of:=[.B60]+[.$E$36]" office:value-type="float" office:value="7236.09778203081" calcext:value-type="float">
            <text:p>7236.10</text:p>
          </table:table-cell>
          <table:table-cell table:style-name="ce34" table:formula="of:=[.$B$6]*[.$B$7]/[.B61]" office:value-type="float" office:value="83.3598464489948" calcext:value-type="float">
            <text:p>83.36</text:p>
          </table:table-cell>
          <table:table-cell table:style-name="ce34" table:formula="of:=[.$B$8]*[.B61]/2" office:value-type="float" office:value="361.80488910154" calcext:value-type="float">
            <text:p>361.80</text:p>
          </table:table-cell>
          <table:table-cell table:style-name="ce34" table:formula="of:=+[.C61]+[.D61]" office:value-type="float" office:value="445.164735550535" calcext:value-type="float">
            <text:p>445.16</text:p>
          </table:table-cell>
          <table:table-cell table:style-name="ce16"/>
          <table:table-cell table:number-columns-repeated="1018"/>
        </table:table-row>
        <table:table-row table:style-name="ro2">
          <table:table-cell table:style-name="ce16"/>
          <table:table-cell table:style-name="ce34" table:formula="of:=[.B61]+[.$E$36]" office:value-type="float" office:value="7525.54169331204" calcext:value-type="float">
            <text:p>7525.54</text:p>
          </table:table-cell>
          <table:table-cell table:style-name="ce34" table:formula="of:=[.$B$6]*[.$B$7]/[.B62]" office:value-type="float" office:value="80.1536985086489" calcext:value-type="float">
            <text:p>80.15</text:p>
          </table:table-cell>
          <table:table-cell table:style-name="ce34" table:formula="of:=[.$B$8]*[.B62]/2" office:value-type="float" office:value="376.277084665602" calcext:value-type="float">
            <text:p>376.28</text:p>
          </table:table-cell>
          <table:table-cell table:style-name="ce34" table:formula="of:=+[.C62]+[.D62]" office:value-type="float" office:value="456.430783174251" calcext:value-type="float">
            <text:p>456.43</text:p>
          </table:table-cell>
          <table:table-cell table:style-name="ce16"/>
          <table:table-cell table:number-columns-repeated="1018"/>
        </table:table-row>
        <table:table-row table:style-name="ro2">
          <table:table-cell table:style-name="ce16"/>
          <table:table-cell table:style-name="ce34" table:number-columns-repeated="4"/>
          <table:table-cell table:style-name="ce16"/>
          <table:table-cell table:number-columns-repeated="1018"/>
        </table:table-row>
        <table:table-row table:style-name="ro2">
          <table:table-cell table:style-name="ce16"/>
          <table:table-cell table:style-name="ce34" table:formula="of:=[.B19]" office:value-type="float" office:value="3473.32693537479" calcext:value-type="float">
            <text:p>3473.33</text:p>
          </table:table-cell>
          <table:table-cell table:style-name="ce34" office:value-type="float" office:value="0" calcext:value-type="float">
            <text:p>0.00</text:p>
          </table:table-cell>
          <table:table-cell table:style-name="ce34" table:number-columns-repeated="2"/>
          <table:table-cell table:style-name="ce16"/>
          <table:table-cell table:number-columns-repeated="1018"/>
        </table:table-row>
        <table:table-row table:style-name="ro2">
          <table:table-cell table:style-name="ce16"/>
          <table:table-cell table:style-name="ce34" table:formula="of:=[.B19]" office:value-type="float" office:value="3473.32693537479" calcext:value-type="float">
            <text:p>3473.33</text:p>
          </table:table-cell>
          <table:table-cell table:style-name="ce34" table:formula="of:=[.B24]+[.B25]" office:value-type="float" office:value="347.332693537479" calcext:value-type="float">
            <text:p>347.33</text:p>
          </table:table-cell>
          <table:table-cell table:style-name="ce34" table:number-columns-repeated="2"/>
          <table:table-cell table:style-name="ce16"/>
          <table:table-cell table:number-columns-repeated="1018"/>
        </table:table-row>
        <table:table-row table:style-name="ro2">
          <table:table-cell table:style-name="ce16" table:number-columns-repeated="6"/>
          <table:table-cell table:number-columns-repeated="1018"/>
        </table:table-row>
        <table:table-row table:style-name="ro2" table:number-rows-repeated="77">
          <table:table-cell table:style-name="ce16" table:number-columns-repeated="6"/>
          <table:table-cell table:number-columns-repeated="1018"/>
        </table:table-row>
        <table:table-row table:style-name="ro2" table:number-rows-repeated="104843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EOQ.$A$1" table:cell-range-address="$EOQ.$A$1:.$I$29" table:range-usable-as="print-range"/>
        </table:named-expressions>
      </table:table>
      <table:table table:name="SafetyStock" table:style-name="ta2">
        <office:forms form:automatic-focus="false" form:apply-design-mode="false"/>
        <table:table-column table:style-name="co11" table:default-cell-style-name="ce66"/>
        <table:table-column table:style-name="co12" table:number-columns-repeated="5" table:default-cell-style-name="ce66"/>
        <table:table-column table:style-name="co9" table:number-columns-repeated="1018" table:default-cell-style-name="ce66"/>
        <table:table-row table:style-name="ro1">
          <table:table-cell table:style-name="ce64" office:value-type="string" calcext:value-type="string">
            <office:annotation draw:style-name="gr3" draw:text-style-name="P5" svg:width="1.8429in" svg:height="0.8398in" svg:x="3.3232in" svg:y="0in" draw:caption-point-x="-1.3213in" draw:caption-point-y="0.0039in">
              <dc:date>2022-03-11T00:00:00</dc:date>
              <text:p text:style-name="P4">Created by Excel OM/QM version 5.3.128</text:p>
            </office:annotation>
            <text:p>Inventory/Safety Stock Calculation (Discrete)</text:p>
          </table:table-cell>
          <table:table-cell table:style-name="ce73" table:number-columns-repeated="7"/>
          <table:table-cell table:number-columns-repeated="1016"/>
        </table:table-row>
        <table:table-row table:style-name="ro2">
          <table:table-cell table:style-name="ce65">
            <draw:custom-shape table:end-cell-address="SafetyStock.E3" table:end-x="0.3858in" table:end-y="0.1469in" draw:z-index="0" draw:name="messageTextbox" draw:style-name="gr2" draw:text-style-name="P3" svg:width="4.7815in" svg:height="0.3484in" svg:x="0.5in" svg:y="0in">
              <text:p text:style-name="P2"><text:span text:style-name="T1">Enter the data in the shaded area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5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67" office:value-type="string" calcext:value-type="string">
            <office:annotation draw:style-name="gr4" draw:text-style-name="P5" svg:width="1.8394in" svg:height="0.8472in" svg:x="0.7917in" svg:y="0.5764in" draw:caption-point-x="1.2102in" draw:caption-point-y="0.1008in">
              <dc:date>2022-03-11T00:00:00</dc:date>
              <text:p text:style-name="P4">Inventory/Safety Stock Calculation (Discrete): Submodel = <text:s/>8; Problem size @ <text:s/>5 by 0</text:p>
            </office:annotation>
            <text:p>Dat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order point</text:p>
          </table:table-cell>
          <table:table-cell table:style-name="ce74" office:value-type="float" office:value="200" calcext:value-type="float">
            <text:p>2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nual carrying cost</text:p>
          </table:table-cell>
          <table:table-cell table:style-name="ce75" office:value-type="float" office:value="20" calcext:value-type="float">
            <text:p>$20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ockout cost</text:p>
          </table:table-cell>
          <table:table-cell table:style-name="ce76" office:value-type="float" office:value="65" calcext:value-type="float">
            <text:p>6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rders per year</text:p>
          </table:table-cell>
          <table:table-cell table:style-name="ce74" table:formula="of:=[$EOQ.B22]" office:value-type="float" office:value="3.33973743786037" calcext:value-type="float">
            <text:p>3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68" office:value-type="string" calcext:value-type="string">
            <text:p>Profit Table</text:p>
          </table:table-cell>
          <table:table-cell table:style-name="ce77" office:value-type="percentage" office:value="-0.4" calcext:value-type="percentage">
            <text:p>-40%</text:p>
          </table:table-cell>
          <table:table-cell table:style-name="ce77" office:value-type="percentage" office:value="-0.2" calcext:value-type="percentage">
            <text:p>-20%</text:p>
          </table:table-cell>
          <table:table-cell table:style-name="ce81" office:value-type="float" office:value="0" calcext:value-type="float">
            <text:p>0</text:p>
          </table:table-cell>
          <table:table-cell table:style-name="ce77" office:value-type="percentage" office:value="0.2" calcext:value-type="percentage">
            <text:p>20%</text:p>
          </table:table-cell>
          <table:table-cell table:style-name="ce77" office:value-type="percentage" office:value="0.4" calcext:value-type="percentage">
            <text:p>40%</text:p>
          </table:table-cell>
          <table:table-cell/>
          <table:table-cell table:style-name="ce68" office:value-type="string" calcext:value-type="string">
            <text:p>Results</text:p>
          </table:table-cell>
          <table:table-cell table:number-columns-repeated="1016"/>
        </table:table-row>
        <table:table-row table:style-name="ro3">
          <table:table-cell table:style-name="ce69" office:value-type="string" calcext:value-type="string">
            <text:p>Probability</text:p>
          </table:table-cell>
          <table:table-cell table:number-columns-repeated="2" table:style-name="ce78" office:value-type="float" office:value="0.1" calcext:value-type="float">
            <text:p>0.1</text:p>
          </table:table-cell>
          <table:table-cell table:style-name="ce78" office:value-type="float" office:value="0.2" calcext:value-type="float">
            <text:p>0.2</text:p>
          </table:table-cell>
          <table:table-cell table:style-name="ce78" office:value-type="float" office:value="0.4" calcext:value-type="float">
            <text:p>0.4</text:p>
          </table:table-cell>
          <table:table-cell table:style-name="ce83" office:value-type="float" office:value="0.2" calcext:value-type="float">
            <text:p>0.2</text:p>
          </table:table-cell>
          <table:table-cell/>
          <table:table-cell table:style-name="ce85" office:value-type="string" calcext:value-type="string">
            <text:p>EMV</text:p>
          </table:table-cell>
          <table:table-cell table:style-name="ce93" office:value-type="string" calcext:value-type="string">
            <text:p>Minimum</text:p>
          </table:table-cell>
          <table:table-cell table:style-name="ce101" office:value-type="string" calcext:value-type="string">
            <text:p>Maximum</text:p>
          </table:table-cell>
          <table:table-cell table:number-columns-repeated="1014"/>
        </table:table-row>
        <table:table-row table:style-name="ro3">
          <table:table-cell table:style-name="ce70" office:value-type="string" calcext:value-type="string">
            <text:p>Safety stock\Demand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100" calcext:value-type="float">
            <text:p>100</text:p>
          </table:table-cell>
          <table:table-cell table:style-name="ce82" office:value-type="float" office:value="200" calcext:value-type="float">
            <text:p>200</text:p>
          </table:table-cell>
          <table:table-cell table:style-name="ce79" office:value-type="float" office:value="300" calcext:value-type="float">
            <text:p>300</text:p>
          </table:table-cell>
          <table:table-cell table:style-name="ce84" office:value-type="float" office:value="400" calcext:value-type="float">
            <text:p>400</text:p>
          </table:table-cell>
          <table:table-cell/>
          <table:table-cell table:style-name="ce86" table:formula="of:=IF(ABS(SUM([.$B$11:.$F$11])-1)&gt;0.01;&quot;Probabilities do not sum to 1&quot;;&quot;&quot;)">
            <text:p/>
          </table:table-cell>
          <table:table-cell table:style-name="ce94"/>
          <table:table-cell table:style-name="ce102"/>
          <table:table-cell table:number-columns-repeated="1014"/>
        </table:table-row>
        <table:table-row table:style-name="ro3">
          <table:table-cell table:style-name="ce71" table:formula="of:=[.$F$12]-[.F12]" office:value-type="float" office:value="0" calcext:value-type="float">
            <text:p>0</text:p>
          </table:table-cell>
          <table:table-cell table:style-name="ce80" table:formula="of:=[.$A13]*[.$B$6]+MAX(0;[.B$12]-([.$A13]+[.$B$5]))*[.$B$7]*[.$B$8]" office:value-type="float" office:value="0" calcext:value-type="float">
            <text:p>0</text:p>
          </table:table-cell>
          <table:table-cell table:style-name="ce80" table:formula="of:=[.$A13]*[.$B$6]+MAX(0;[.C$12]-([.$A13]+[.$B$5]))*[.$B$7]*[.$B$8]" office:value-type="float" office:value="0" calcext:value-type="float">
            <text:p>0</text:p>
          </table:table-cell>
          <table:table-cell table:style-name="ce80" table:formula="of:=[.$A13]*[.$B$6]+MAX(0;[.D$12]-([.$A13]+[.$B$5]))*[.$B$7]*[.$B$8]" office:value-type="float" office:value="0" calcext:value-type="float">
            <text:p>0</text:p>
          </table:table-cell>
          <table:table-cell table:style-name="ce80" table:formula="of:=[.$A13]*[.$B$6]+MAX(0;[.E$12]-([.$A13]+[.$B$5]))*[.$B$7]*[.$B$8]" office:value-type="float" office:value="21708.2933460924" calcext:value-type="float">
            <text:p>21708</text:p>
          </table:table-cell>
          <table:table-cell table:style-name="ce80" table:formula="of:=[.$A13]*[.$B$6]+MAX(0;[.F$12]-([.$A13]+[.$B$5]))*[.$B$7]*[.$B$8]" office:value-type="float" office:value="43416.5866921848" calcext:value-type="float">
            <text:p>43417</text:p>
          </table:table-cell>
          <table:table-cell/>
          <table:table-cell table:style-name="ce87" table:formula="of:=SUMPRODUCT([.$B$11:.$F$11];[.B13:.F13])" office:value-type="float" office:value="17366.6346768739" calcext:value-type="float">
            <text:p>17367</text:p>
          </table:table-cell>
          <table:table-cell table:style-name="ce95" table:formula="of:=MIN([.B13:.F13])" office:value-type="float" office:value="0" calcext:value-type="float">
            <text:p>0</text:p>
          </table:table-cell>
          <table:table-cell table:style-name="ce103" table:formula="of:=MAX([.B13:.F13])" office:value-type="float" office:value="43416.5866921848" calcext:value-type="float">
            <text:p>43417</text:p>
          </table:table-cell>
          <table:table-cell table:number-columns-repeated="1014"/>
        </table:table-row>
        <table:table-row table:style-name="ro2">
          <table:table-cell table:style-name="ce71" table:formula="of:=[.$F$12]-[.E12]" office:value-type="float" office:value="100" calcext:value-type="float">
            <text:p>100</text:p>
          </table:table-cell>
          <table:table-cell table:style-name="ce80" table:formula="of:=[.$A14]*[.$B$6]+MAX(0;[.B$12]-([.$A14]+[.$B$5]))*[.$B$7]*[.$B$8]" office:value-type="float" office:value="2000" calcext:value-type="float">
            <text:p>2000</text:p>
          </table:table-cell>
          <table:table-cell table:style-name="ce80" table:formula="of:=[.$A14]*[.$B$6]+MAX(0;[.C$12]-([.$A14]+[.$B$5]))*[.$B$7]*[.$B$8]" office:value-type="float" office:value="2000" calcext:value-type="float">
            <text:p>2000</text:p>
          </table:table-cell>
          <table:table-cell table:style-name="ce80" table:formula="of:=[.$A14]*[.$B$6]+MAX(0;[.D$12]-([.$A14]+[.$B$5]))*[.$B$7]*[.$B$8]" office:value-type="float" office:value="2000" calcext:value-type="float">
            <text:p>2000</text:p>
          </table:table-cell>
          <table:table-cell table:style-name="ce80" table:formula="of:=[.$A14]*[.$B$6]+MAX(0;[.E$12]-([.$A14]+[.$B$5]))*[.$B$7]*[.$B$8]" office:value-type="float" office:value="2000" calcext:value-type="float">
            <text:p>2000</text:p>
          </table:table-cell>
          <table:table-cell table:style-name="ce80" table:formula="of:=[.$A14]*[.$B$6]+MAX(0;[.F$12]-([.$A14]+[.$B$5]))*[.$B$7]*[.$B$8]" office:value-type="float" office:value="23708.2933460924" calcext:value-type="float">
            <text:p>23708</text:p>
          </table:table-cell>
          <table:table-cell/>
          <table:table-cell table:style-name="ce87" table:formula="of:=SUMPRODUCT([.$B$11:.$F$11];[.B14:.F14])" office:value-type="float" office:value="6341.65866921848" calcext:value-type="float">
            <text:p>6342</text:p>
          </table:table-cell>
          <table:table-cell table:style-name="ce95" table:formula="of:=MIN([.B14:.F14])" office:value-type="float" office:value="2000" calcext:value-type="float">
            <text:p>2000</text:p>
          </table:table-cell>
          <table:table-cell table:style-name="ce103" table:formula="of:=MAX([.B14:.F14])" office:value-type="float" office:value="23708.2933460924" calcext:value-type="float">
            <text:p>23708</text:p>
          </table:table-cell>
          <table:table-cell table:number-columns-repeated="1014"/>
        </table:table-row>
        <table:table-row table:style-name="ro2">
          <table:table-cell table:style-name="ce71" table:formula="of:=[.$F$12]-[.D12]" office:value-type="float" office:value="200" calcext:value-type="float">
            <text:p>200</text:p>
          </table:table-cell>
          <table:table-cell table:style-name="ce80" table:formula="of:=[.$A15]*[.$B$6]+MAX(0;[.B$12]-([.$A15]+[.$B$5]))*[.$B$7]*[.$B$8]" office:value-type="float" office:value="4000" calcext:value-type="float">
            <text:p>4000</text:p>
          </table:table-cell>
          <table:table-cell table:style-name="ce80" table:formula="of:=[.$A15]*[.$B$6]+MAX(0;[.C$12]-([.$A15]+[.$B$5]))*[.$B$7]*[.$B$8]" office:value-type="float" office:value="4000" calcext:value-type="float">
            <text:p>4000</text:p>
          </table:table-cell>
          <table:table-cell table:style-name="ce80" table:formula="of:=[.$A15]*[.$B$6]+MAX(0;[.D$12]-([.$A15]+[.$B$5]))*[.$B$7]*[.$B$8]" office:value-type="float" office:value="4000" calcext:value-type="float">
            <text:p>4000</text:p>
          </table:table-cell>
          <table:table-cell table:style-name="ce80" table:formula="of:=[.$A15]*[.$B$6]+MAX(0;[.E$12]-([.$A15]+[.$B$5]))*[.$B$7]*[.$B$8]" office:value-type="float" office:value="4000" calcext:value-type="float">
            <text:p>4000</text:p>
          </table:table-cell>
          <table:table-cell table:style-name="ce80" table:formula="of:=[.$A15]*[.$B$6]+MAX(0;[.F$12]-([.$A15]+[.$B$5]))*[.$B$7]*[.$B$8]" office:value-type="float" office:value="4000" calcext:value-type="float">
            <text:p>4000</text:p>
          </table:table-cell>
          <table:table-cell/>
          <table:table-cell table:style-name="ce87" table:formula="of:=SUMPRODUCT([.$B$11:.$F$11];[.B15:.F15])" office:value-type="float" office:value="4000" calcext:value-type="float">
            <text:p>4000</text:p>
          </table:table-cell>
          <table:table-cell table:style-name="ce95" table:formula="of:=MIN([.B15:.F15])" office:value-type="float" office:value="4000" calcext:value-type="float">
            <text:p>4000</text:p>
          </table:table-cell>
          <table:table-cell table:style-name="ce103" table:formula="of:=MAX([.B15:.F15])" office:value-type="float" office:value="4000" calcext:value-type="float">
            <text:p>4000</text:p>
          </table:table-cell>
          <table:table-cell table:number-columns-repeated="1014"/>
        </table:table-row>
        <table:table-row table:style-name="ro2">
          <table:table-cell table:style-name="ce71" table:formula="of:=[.$F$12]-[.C12]" office:value-type="float" office:value="300" calcext:value-type="float">
            <text:p>300</text:p>
          </table:table-cell>
          <table:table-cell table:style-name="ce80" table:formula="of:=[.$A16]*[.$B$6]+MAX(0;[.B$12]-([.$A16]+[.$B$5]))*[.$B$7]*[.$B$8]" office:value-type="float" office:value="6000" calcext:value-type="float">
            <text:p>6000</text:p>
          </table:table-cell>
          <table:table-cell table:style-name="ce80" table:formula="of:=[.$A16]*[.$B$6]+MAX(0;[.C$12]-([.$A16]+[.$B$5]))*[.$B$7]*[.$B$8]" office:value-type="float" office:value="6000" calcext:value-type="float">
            <text:p>6000</text:p>
          </table:table-cell>
          <table:table-cell table:style-name="ce80" table:formula="of:=[.$A16]*[.$B$6]+MAX(0;[.D$12]-([.$A16]+[.$B$5]))*[.$B$7]*[.$B$8]" office:value-type="float" office:value="6000" calcext:value-type="float">
            <text:p>6000</text:p>
          </table:table-cell>
          <table:table-cell table:style-name="ce80" table:formula="of:=[.$A16]*[.$B$6]+MAX(0;[.E$12]-([.$A16]+[.$B$5]))*[.$B$7]*[.$B$8]" office:value-type="float" office:value="6000" calcext:value-type="float">
            <text:p>6000</text:p>
          </table:table-cell>
          <table:table-cell table:style-name="ce80" table:formula="of:=[.$A16]*[.$B$6]+MAX(0;[.F$12]-([.$A16]+[.$B$5]))*[.$B$7]*[.$B$8]" office:value-type="float" office:value="6000" calcext:value-type="float">
            <text:p>6000</text:p>
          </table:table-cell>
          <table:table-cell/>
          <table:table-cell table:style-name="ce87" table:formula="of:=SUMPRODUCT([.$B$11:.$F$11];[.B16:.F16])" office:value-type="float" office:value="6000" calcext:value-type="float">
            <text:p>6000</text:p>
          </table:table-cell>
          <table:table-cell table:style-name="ce95" table:formula="of:=MIN([.B16:.F16])" office:value-type="float" office:value="6000" calcext:value-type="float">
            <text:p>6000</text:p>
          </table:table-cell>
          <table:table-cell table:style-name="ce103" table:formula="of:=MAX([.B16:.F16])" office:value-type="float" office:value="6000" calcext:value-type="float">
            <text:p>6000</text:p>
          </table:table-cell>
          <table:table-cell table:number-columns-repeated="1014"/>
        </table:table-row>
        <table:table-row table:style-name="ro3">
          <table:table-cell table:style-name="ce72" table:formula="of:=[.$F$12]-[.B12]" office:value-type="float" office:value="400" calcext:value-type="float">
            <text:p>400</text:p>
          </table:table-cell>
          <table:table-cell table:style-name="ce80" table:formula="of:=[.$A17]*[.$B$6]+MAX(0;[.B$12]-([.$A17]+[.$B$5]))*[.$B$7]*[.$B$8]" office:value-type="float" office:value="8000" calcext:value-type="float">
            <text:p>8000</text:p>
          </table:table-cell>
          <table:table-cell table:style-name="ce80" table:formula="of:=[.$A17]*[.$B$6]+MAX(0;[.C$12]-([.$A17]+[.$B$5]))*[.$B$7]*[.$B$8]" office:value-type="float" office:value="8000" calcext:value-type="float">
            <text:p>8000</text:p>
          </table:table-cell>
          <table:table-cell table:style-name="ce80" table:formula="of:=[.$A17]*[.$B$6]+MAX(0;[.D$12]-([.$A17]+[.$B$5]))*[.$B$7]*[.$B$8]" office:value-type="float" office:value="8000" calcext:value-type="float">
            <text:p>8000</text:p>
          </table:table-cell>
          <table:table-cell table:style-name="ce80" table:formula="of:=[.$A17]*[.$B$6]+MAX(0;[.E$12]-([.$A17]+[.$B$5]))*[.$B$7]*[.$B$8]" office:value-type="float" office:value="8000" calcext:value-type="float">
            <text:p>8000</text:p>
          </table:table-cell>
          <table:table-cell table:style-name="ce80" table:formula="of:=[.$A17]*[.$B$6]+MAX(0;[.F$12]-([.$A17]+[.$B$5]))*[.$B$7]*[.$B$8]" office:value-type="float" office:value="8000" calcext:value-type="float">
            <text:p>8000</text:p>
          </table:table-cell>
          <table:table-cell/>
          <table:table-cell table:style-name="ce88" table:formula="of:=SUMPRODUCT([.$B$11:.$F$11];[.B17:.F17])" office:value-type="float" office:value="8000" calcext:value-type="float">
            <text:p>8000</text:p>
          </table:table-cell>
          <table:table-cell table:style-name="ce96" table:formula="of:=MIN([.B17:.F17])" office:value-type="float" office:value="8000" calcext:value-type="float">
            <text:p>8000</text:p>
          </table:table-cell>
          <table:table-cell table:style-name="ce104" table:formula="of:=MAX([.B17:.F17])" office:value-type="float" office:value="8000" calcext:value-type="float">
            <text:p>8000</text:p>
          </table:table-cell>
          <table:table-cell table:number-columns-repeated="1014"/>
        </table:table-row>
        <table:table-row table:style-name="ro3">
          <table:table-cell table:number-columns-repeated="6"/>
          <table:table-cell table:style-name="ce68" office:value-type="string" calcext:value-type="string">
            <text:p>Minimum</text:p>
          </table:table-cell>
          <table:table-cell table:style-name="ce89" table:formula="of:=MIN([.H13:.H17])" office:value-type="float" office:value="4000" calcext:value-type="float">
            <text:p>4000</text:p>
          </table:table-cell>
          <table:table-cell table:style-name="ce97" table:formula="of:=MIN([.I13:.I17])" office:value-type="float" office:value="0" calcext:value-type="float">
            <text:p>0</text:p>
          </table:table-cell>
          <table:table-cell table:style-name="ce105" table:formula="of:=MIN([.J13:.J17])" office:value-type="float" office:value="4000" calcext:value-type="float">
            <text:p>4000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style-name="ce68" office:value-type="string" calcext:value-type="string">
            <text:p>Expected Value of Perfect Informati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lumn best</text:p>
          </table:table-cell>
          <table:table-cell table:formula="of:=MIN([.B13:.B17])" office:value-type="float" office:value="0" calcext:value-type="float">
            <text:p>0</text:p>
          </table:table-cell>
          <table:table-cell table:formula="of:=MIN([.C13:.C17])" office:value-type="float" office:value="0" calcext:value-type="float">
            <text:p>0</text:p>
          </table:table-cell>
          <table:table-cell table:formula="of:=MIN([.D13:.D17])" office:value-type="float" office:value="0" calcext:value-type="float">
            <text:p>0</text:p>
          </table:table-cell>
          <table:table-cell table:formula="of:=MIN([.E13:.E17])" office:value-type="float" office:value="2000" calcext:value-type="float">
            <text:p>2000</text:p>
          </table:table-cell>
          <table:table-cell table:formula="of:=MIN([.F13:.F17])" office:value-type="float" office:value="4000" calcext:value-type="float">
            <text:p>4000</text:p>
          </table:table-cell>
          <table:table-cell/>
          <table:table-cell table:style-name="ce90" table:formula="of:=SUMPRODUCT([.$B$11:.$F$11];[.B21:.F21])" office:value-type="float" office:value="1600" calcext:value-type="float">
            <text:p>1600</text:p>
          </table:table-cell>
          <table:table-cell table:style-name="ce98" office:value-type="string" calcext:value-type="string" table:number-columns-spanned="4" table:number-rows-spanned="1">
            <text:p>&lt;-Expected value under certainty</text:p>
          </table:table-cell>
          <table:covered-table-cell table:number-columns-repeated="2" table:style-name="ce106"/>
          <table:covered-table-cell table:style-name="ce98"/>
          <table:table-cell table:number-columns-repeated="1012"/>
        </table:table-row>
        <table:table-row table:style-name="ro2">
          <table:table-cell table:number-columns-repeated="7"/>
          <table:table-cell table:style-name="ce91" table:formula="of:=[.H18]" office:value-type="float" office:value="4000" calcext:value-type="float">
            <text:p>4000</text:p>
          </table:table-cell>
          <table:table-cell table:style-name="ce99" office:value-type="string" calcext:value-type="string" table:number-columns-spanned="4" table:number-rows-spanned="1">
            <text:p>&lt;-Best expected value</text:p>
          </table:table-cell>
          <table:covered-table-cell table:number-columns-repeated="2" table:style-name="ce107"/>
          <table:covered-table-cell table:style-name="ce99"/>
          <table:table-cell table:number-columns-repeated="1012"/>
        </table:table-row>
        <table:table-row table:style-name="ro3">
          <table:table-cell table:number-columns-repeated="6"/>
          <table:table-cell table:style-name="ce68"/>
          <table:table-cell table:style-name="ce92" table:formula="of:=[.H18]-[.H21]" office:value-type="float" office:value="2400" calcext:value-type="float">
            <text:p>2400</text:p>
          </table:table-cell>
          <table:table-cell table:style-name="ce100" office:value-type="string" calcext:value-type="string" table:number-columns-spanned="4" table:number-rows-spanned="1">
            <text:p>&lt;-Expected value of perfect information</text:p>
          </table:table-cell>
          <table:covered-table-cell table:number-columns-repeated="2" table:style-name="ce108"/>
          <table:covered-table-cell table:style-name="ce100"/>
          <table:table-cell table:number-columns-repeated="1012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office:value-type="string" calcext:value-type="string">
            <text:p>Actual Demand</text:p>
          </table:table-cell>
          <table:table-cell office:value-type="float" office:value="12200" calcext:value-type="float">
            <text:p>12200</text:p>
          </table:table-cell>
          <table:table-cell office:value-type="string" calcext:value-type="string">
            <text:p>EPQ</text:p>
          </table:table-cell>
          <table:table-cell table:formula="of:=SQRT((2*[.B32]*[.B33])/[.B34])*SQRT([.B35]/([.B35]-[.B36]))" office:value-type="float" office:value="6373.40653660419" calcext:value-type="float">
            <text:p>6373.4065366041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tup Cost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 Inventory</text:p>
          </table:table-cell>
          <table:table-cell table:formula="of:=([.D32]/[.B35])*([.B35]-[.B36])" office:value-type="float" office:value="3904.97606845908" calcext:value-type="float">
            <text:p>3904.9760684590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lding Cost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Average INV</text:p>
          </table:table-cell>
          <table:table-cell table:formula="of:=[.D33]/2" office:value-type="float" office:value="1952.48803422954" calcext:value-type="float">
            <text:p>1952.4880342295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aily Production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nnual Holding Cost</text:p>
          </table:table-cell>
          <table:table-cell table:formula="of:=[.D34]*[.B34]" office:value-type="float" office:value="97.6244017114769" calcext:value-type="float">
            <text:p>97.624401711476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aily Usage</text:p>
          </table:table-cell>
          <table:table-cell table:formula="of:=[.B32]/[.B37]" office:value-type="float" office:value="40.6666666666667" calcext:value-type="float">
            <text:p>40.6666666666667</text:p>
          </table:table-cell>
          <table:table-cell office:value-type="string" calcext:value-type="string">
            <text:p>Annual Setup Cost</text:p>
          </table:table-cell>
          <table:table-cell table:formula="of:=[.B32]/[.D32]*[.B33]" office:value-type="float" office:value="97.6244017114769" calcext:value-type="float">
            <text:p>97.624401711476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ays Opperating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nnual Purchase Cost</text:p>
          </table:table-cell>
          <table:table-cell table:formula="of:=[.B38]*[.B32]" office:value-type="float" office:value="11590" calcext:value-type="float">
            <text:p>1159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nit Cost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otal Cost</text:p>
          </table:table-cell>
          <table:table-cell table:formula="of:=[.D35]+[.D36]+[.D37]" office:value-type="float" office:value="11785.248803423" calcext:value-type="float">
            <text:p>11785.248803423</text:p>
          </table:table-cell>
          <table:table-cell table:number-columns-repeated="1020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OQ (2)" table:style-name="ta3">
        <office:forms form:automatic-focus="false" form:apply-design-mode="false"/>
        <table:table-column table:style-name="co13" table:default-cell-style-name="ce111"/>
        <table:table-column table:style-name="co14" table:default-cell-style-name="ce123"/>
        <table:table-column table:style-name="co15" table:default-cell-style-name="ce111"/>
        <table:table-column table:style-name="co16" table:number-columns-repeated="1021" table:default-cell-style-name="ce111"/>
        <table:table-row table:style-name="ro4">
          <table:table-cell table:style-name="ce109">
            <office:annotation draw:style-name="gr7" draw:text-style-name="P5" svg:width="1.8583in" svg:height="0.8539in" svg:x="3.9055in" svg:y="0.0102in" draw:caption-point-x="-0.1083in" draw:caption-point-y="-0.0063in">
              <dc:date>2022-03-11T00:00:00</dc:date>
              <text:p text:style-name="P4">Created by Excel OM/QM version 5.3.141</text:p>
            </office:annotation>
          </table:table-cell>
          <table:table-cell table:number-columns-repeated="1023"/>
        </table:table-row>
        <table:table-row table:style-name="ro4">
          <table:table-cell table:style-name="ce110" table:formula="of:=NOW()" office:value-type="date" office:date-value="2022-03-11T21:11:06.84" calcext:value-type="date">
            <text:p>3/11/22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1">
          <table:table-cell table:style-name="ce1" office:value-type="string" calcext:value-type="string">
            <text:p>Inventory</text:p>
          </table:table-cell>
          <table:table-cell table:style-name="ce124" office:value-type="string" calcext:value-type="string">
            <text:p>Economic Order Quantity Model</text:p>
          </table:table-cell>
          <table:table-cell table:style-name="ce140" table:number-columns-repeated="5"/>
          <table:table-cell table:number-columns-repeated="1017"/>
        </table:table-row>
        <table:table-row table:style-name="ro4">
          <table:table-cell table:style-name="ce112">
            <draw:custom-shape table:end-cell-address="'EOQ (2)'.B6" table:end-x="0.0693in" table:end-y="0.0067in" draw:z-index="0" draw:name="messageTextbox" draw:style-name="gr5" draw:text-style-name="P6" svg:width="3.5925in" svg:height="0.222in" svg:x="0.278in" svg:y="0in">
              <text:p text:style-name="P2"><text:span text:style-name="T2">Enter the data in the shaded area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EOQ (2)'.E6" table:end-x="0.2705in" table:end-y="0.0614in" draw:z-index="1" draw:name="messageTextbox" draw:style-name="gr6" draw:text-style-name="P3" svg:width="7.8862in" svg:height="0.2496in" svg:x="0.278in" svg:y="0.0272in">
              <text:p text:style-name="P2"><text:span text:style-name="T1">Enter the data in the shaded area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25"/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Optimal Prod Size</text:p>
          </table:table-cell>
          <table:table-cell table:number-columns-repeated="1021"/>
        </table:table-row>
        <table:table-row table:style-name="ro7">
          <table:table-cell table:style-name="ce113" office:value-type="string" calcext:value-type="string">
            <text:p>Order Quantity Data</text:p>
          </table:table-cell>
          <table:table-cell/>
          <table:table-cell table:formula="of:=SQRT(((2*[.B9]*[.B10])/([.B11]*(1-([.B16]/[.B12])))))" office:value-type="string" office:string-value="" calcext:value-type="error">
            <text:p>Err:502</text:p>
          </table:table-cell>
          <table:table-cell table:number-columns-repeated="1021"/>
        </table:table-row>
        <table:table-row table:style-name="ro4">
          <table:table-cell table:style-name="ce114" office:value-type="string" calcext:value-type="string">
            <text:p>Annual Demand Rate, D</text:p>
          </table:table-cell>
          <table:table-cell table:style-name="ce126" office:value-type="float" office:value="11600" calcext:value-type="float">
            <text:p>11600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4">
          <table:table-cell table:style-name="ce115" office:value-type="string" calcext:value-type="string">
            <text:p>Setup/Ordering Cost, S</text:p>
          </table:table-cell>
          <table:table-cell table:style-name="ce127" office:value-type="float" office:value="52" calcext:value-type="float">
            <text:p>52</text:p>
          </table:table-cell>
          <table:table-cell table:number-columns-repeated="2"/>
          <table:table-cell table:style-name="ce144"/>
          <table:table-cell table:number-columns-repeated="1019"/>
        </table:table-row>
        <table:table-row table:style-name="ro4">
          <table:table-cell table:style-name="ce115" office:value-type="string" calcext:value-type="string">
            <text:p>Holding/Carrying Cost per Unit per Year, H</text:p>
          </table:table-cell>
          <table:table-cell table:style-name="ce128" office:value-type="float" office:value="0.1" calcext:value-type="float">
            <text:p><text:s/>$0.10 </text:p>
          </table:table-cell>
          <table:table-cell table:style-name="ce141" office:value-type="string" calcext:value-type="string">
            <text:p>(fixed amount)</text:p>
          </table:table-cell>
          <table:table-cell table:number-columns-repeated="1021"/>
        </table:table-row>
        <table:table-row table:style-name="ro7">
          <table:table-cell table:style-name="ce116" office:value-type="string" calcext:value-type="string">
            <text:p>Unit price, P</text:p>
          </table:table-cell>
          <table:table-cell table:style-name="ce129" office:value-type="float" office:value="1.05" calcext:value-type="float">
            <text:p>1.05</text:p>
          </table:table-cell>
          <table:table-cell table:number-columns-repeated="1022"/>
        </table:table-row>
        <table:table-row table:style-name="ro4">
          <table:table-cell table:style-name="ce115"/>
          <table:table-cell table:number-columns-repeated="1023"/>
        </table:table-row>
        <table:table-row table:style-name="ro7">
          <table:table-cell table:style-name="ce113" office:value-type="string" calcext:value-type="string">
            <text:p>Reorder Point Data (optional)</text:p>
          </table:table-cell>
          <table:table-cell table:number-columns-repeated="1023"/>
        </table:table-row>
        <table:table-row table:style-name="ro4">
          <table:table-cell table:style-name="ce114" office:value-type="string" calcext:value-type="string">
            <text:p>Days per year or ...</text:p>
          </table:table-cell>
          <table:table-cell table:style-name="ce126" office:value-type="float" office:value="300" calcext:value-type="float">
            <text:p>300</text:p>
          </table:table-cell>
          <table:table-cell table:number-columns-repeated="1022"/>
        </table:table-row>
        <table:table-row table:style-name="ro4">
          <table:table-cell table:style-name="ce115" office:value-type="string" calcext:value-type="string">
            <text:p>...Daily demand rate, d</text:p>
          </table:table-cell>
          <table:table-cell table:style-name="ce130" table:formula="of:=IF([.B15]&gt;0;[.B9]/[.B15];&quot;&quot;)" office:value-type="float" office:value="38.6666666666667" calcext:value-type="float">
            <text:p>38.6666666666667</text:p>
          </table:table-cell>
          <table:table-cell table:number-columns-repeated="1022"/>
        </table:table-row>
        <table:table-row table:style-name="ro3">
          <table:table-cell table:style-name="ce115" office:value-type="string" calcext:value-type="string">
            <text:p>Lead time in days, L</text:p>
          </table:table-cell>
          <table:table-cell table:style-name="ce127"/>
          <table:table-cell table:number-columns-repeated="1022"/>
        </table:table-row>
        <table:table-row table:style-name="ro7">
          <table:table-cell table:style-name="ce116" office:value-type="string" calcext:value-type="string">
            <text:p>Safety stock, ss</text:p>
          </table:table-cell>
          <table:table-cell table:style-name="ce129"/>
          <table:table-cell table:number-columns-repeated="1022"/>
        </table:table-row>
        <table:table-row table:style-name="ro7">
          <table:table-cell table:style-name="ce117" office:value-type="string" calcext:value-type="string">
            <text:p>Reorder Point, dL+ss</text:p>
          </table:table-cell>
          <table:table-cell table:style-name="ce131" table:formula="of:=[.B16]*[.B17]+[.B18]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style-name="ce118"/>
          <table:table-cell table:style-name="ce132"/>
          <table:table-cell table:number-columns-repeated="1022"/>
        </table:table-row>
        <table:table-row table:style-name="ro7">
          <table:table-cell table:style-name="ce119" office:value-type="string" calcext:value-type="string">
            <text:p>Results</text:p>
          </table:table-cell>
          <table:table-cell table:number-columns-repeated="1023"/>
        </table:table-row>
        <table:table-row table:style-name="ro4">
          <table:table-cell table:style-name="ce120" office:value-type="string" calcext:value-type="string">
            <text:p>Optimum Order Quantity, Q* (EOQ)</text:p>
          </table:table-cell>
          <table:table-cell table:style-name="ce133" table:formula="of:=SQRT(2*[.B9]*[.B10]/[.B11])" office:value-type="float" office:value="3473.32693537479" calcext:value-type="float">
            <text:p>3473.33</text:p>
          </table:table-cell>
          <table:table-cell office:value-type="string" calcext:value-type="string">
            <text:p>units of 50</text:p>
          </table:table-cell>
          <table:table-cell table:number-columns-repeated="1021"/>
        </table:table-row>
        <table:table-row table:style-name="ro4">
          <table:table-cell table:style-name="ce121" office:value-type="string" calcext:value-type="string">
            <text:p>Maximum Inventory, Q*</text:p>
          </table:table-cell>
          <table:table-cell table:style-name="ce134" table:formula="of:=[.B22] + [.B18]" office:value-type="float" office:value="3473.32693537479" calcext:value-type="float">
            <text:p>3473.33</text:p>
          </table:table-cell>
          <table:table-cell table:number-columns-repeated="1022"/>
        </table:table-row>
        <table:table-row table:style-name="ro4">
          <table:table-cell table:style-name="ce121" office:value-type="string" calcext:value-type="string">
            <text:p>Average Inventory, Q*/2</text:p>
          </table:table-cell>
          <table:table-cell table:style-name="ce134" table:formula="of:=[.B22]/2" office:value-type="float" office:value="1736.66346768739" calcext:value-type="float">
            <text:p>1736.66</text:p>
          </table:table-cell>
          <table:table-cell table:number-columns-repeated="1022"/>
        </table:table-row>
        <table:table-row table:style-name="ro4">
          <table:table-cell table:style-name="ce121" office:value-type="string" calcext:value-type="string">
            <text:p>Number of Orders, D/Q*</text:p>
          </table:table-cell>
          <table:table-cell table:style-name="ce134" table:formula="of:=[.B9]/[.B22]" office:value-type="float" office:value="3.33973743786037" calcext:value-type="float">
            <text:p>3.34</text:p>
          </table:table-cell>
          <table:table-cell table:number-columns-repeated="1022"/>
        </table:table-row>
        <table:table-row table:style-name="ro4">
          <table:table-cell table:style-name="ce121"/>
          <table:table-cell table:style-name="ce135"/>
          <table:table-cell table:number-columns-repeated="1022"/>
        </table:table-row>
        <table:table-row table:style-name="ro4">
          <table:table-cell table:style-name="ce121" office:value-type="string" calcext:value-type="string">
            <text:p>Annual Holding Cost, HQ*/2</text:p>
          </table:table-cell>
          <table:table-cell table:style-name="ce136" table:formula="of:=[.B24]*[.B11]" office:value-type="float" office:value="173.666346768739" calcext:value-type="float">
            <text:p>$173.67 </text:p>
          </table:table-cell>
          <table:table-cell table:number-columns-repeated="1022"/>
        </table:table-row>
        <table:table-row table:style-name="ro4">
          <table:table-cell table:style-name="ce121" office:value-type="string" calcext:value-type="string">
            <text:p>Annual Order Cost, DS/Q*</text:p>
          </table:table-cell>
          <table:table-cell table:style-name="ce136" table:formula="of:=[.B25]*[.B10]" office:value-type="float" office:value="173.666346768739" calcext:value-type="float">
            <text:p>$173.67 </text:p>
          </table:table-cell>
          <table:table-cell table:number-columns-repeated="1022"/>
        </table:table-row>
        <table:table-row table:style-name="ro4">
          <table:table-cell table:style-name="ce121"/>
          <table:table-cell table:style-name="ce136"/>
          <table:table-cell table:number-columns-repeated="1022"/>
        </table:table-row>
        <table:table-row table:style-name="ro4">
          <table:table-cell table:style-name="ce121" office:value-type="string" calcext:value-type="string">
            <text:p>Annual Unit Costs, PD</text:p>
          </table:table-cell>
          <table:table-cell table:style-name="ce136" table:formula="of:=[.B12]*[.B9]" office:value-type="float" office:value="12180" calcext:value-type="float">
            <text:p>$12,180.00 </text:p>
          </table:table-cell>
          <table:table-cell table:number-columns-repeated="1022"/>
        </table:table-row>
        <table:table-row table:style-name="ro8">
          <table:table-cell table:style-name="ce117" office:value-type="string" calcext:value-type="string">
            <text:p>Total Annual Cost, T<text:span text:style-name="T4">c</text:span></text:p>
          </table:table-cell>
          <table:table-cell table:style-name="ce137" table:formula="of:=[.B27]+[.B28]+[.B30]" office:value-type="float" office:value="12527.3326935375" calcext:value-type="float">
            <text:p>$12,527.33 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table:style-name="ce118"/>
          <table:table-cell table:style-name="ce132"/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table:style-name="ce122" office:value-type="string" calcext:value-type="string">
            <text:p>Cost Table (Sensitivity)</text:p>
          </table:table-cell>
          <table:table-cell office:value-type="string" calcext:value-type="string">
            <text:p>Start graph at</text:p>
          </table:table-cell>
          <table:table-cell table:style-name="ce142" table:formula="of:=[.B22]/4" office:value-type="float" office:value="868.331733843696" calcext:value-type="float">
            <text:p>868.331733843696</text:p>
          </table:table-cell>
          <table:table-cell office:value-type="string" calcext:value-type="string">
            <text:p>Increment by</text:p>
          </table:table-cell>
          <table:table-cell table:style-name="ce142" table:formula="of:=[.B22]/12" office:value-type="float" office:value="289.443911281232" calcext:value-type="float">
            <text:p>289.443911281232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9">
          <table:table-cell/>
          <table:table-cell table:style-name="ce138" office:value-type="string" calcext:value-type="string">
            <text:p>Order Quantity, Q</text:p>
          </table:table-cell>
          <table:table-cell table:style-name="ce138" office:value-type="string" calcext:value-type="string">
            <text:p>Setup/Order cost</text:p>
          </table:table-cell>
          <table:table-cell table:style-name="ce138" office:value-type="string" calcext:value-type="string">
            <text:p>Holding cost</text:p>
          </table:table-cell>
          <table:table-cell table:style-name="ce138" office:value-type="string" calcext:value-type="string">
            <text:p>Total cost</text:p>
          </table:table-cell>
          <table:table-cell table:number-columns-repeated="1019"/>
        </table:table-row>
        <table:table-row table:style-name="ro4">
          <table:table-cell/>
          <table:table-cell table:style-name="ce139" table:formula="of:=[.C35]" office:value-type="float" office:value="868.331733843696" calcext:value-type="float">
            <text:p>868.33</text:p>
          </table:table-cell>
          <table:table-cell table:style-name="ce143" table:formula="of:=[.$B$9]*[.$B$10]/[.B38]" office:value-type="float" office:value="694.665387074957" calcext:value-type="float">
            <text:p>694.67</text:p>
          </table:table-cell>
          <table:table-cell table:style-name="ce143" table:formula="of:=[.$B$11]*[.B38]/2" office:value-type="float" office:value="43.4165866921848" calcext:value-type="float">
            <text:p>43.42</text:p>
          </table:table-cell>
          <table:table-cell table:style-name="ce143" table:formula="of:=+[.C38]+[.D38]" office:value-type="float" office:value="738.081973767142" calcext:value-type="float">
            <text:p>738.08</text:p>
          </table:table-cell>
          <table:table-cell table:number-columns-repeated="1019"/>
        </table:table-row>
        <table:table-row table:style-name="ro4">
          <table:table-cell/>
          <table:table-cell table:style-name="ce139" table:formula="of:=[.B38]+[.$E$35]" office:value-type="float" office:value="1157.77564512493" calcext:value-type="float">
            <text:p>1157.78</text:p>
          </table:table-cell>
          <table:table-cell table:style-name="ce143" table:formula="of:=[.$B$9]*[.$B$10]/[.B39]" office:value-type="float" office:value="520.999040306218" calcext:value-type="float">
            <text:p>521.00</text:p>
          </table:table-cell>
          <table:table-cell table:style-name="ce143" table:formula="of:=[.$B$11]*[.B39]/2" office:value-type="float" office:value="57.8887822562464" calcext:value-type="float">
            <text:p>57.89</text:p>
          </table:table-cell>
          <table:table-cell table:style-name="ce143" table:formula="of:=+[.C39]+[.D39]" office:value-type="float" office:value="578.887822562464" calcext:value-type="float">
            <text:p>578.89</text:p>
          </table:table-cell>
          <table:table-cell table:number-columns-repeated="1019"/>
        </table:table-row>
        <table:table-row table:style-name="ro4">
          <table:table-cell/>
          <table:table-cell table:style-name="ce139" table:formula="of:=[.B39]+[.$E$35]" office:value-type="float" office:value="1447.21955640616" calcext:value-type="float">
            <text:p>1447.22</text:p>
          </table:table-cell>
          <table:table-cell table:style-name="ce143" table:formula="of:=[.$B$9]*[.$B$10]/[.B40]" office:value-type="float" office:value="416.799232244974" calcext:value-type="float">
            <text:p>416.80</text:p>
          </table:table-cell>
          <table:table-cell table:style-name="ce143" table:formula="of:=[.$B$11]*[.B40]/2" office:value-type="float" office:value="72.360977820308" calcext:value-type="float">
            <text:p>72.36</text:p>
          </table:table-cell>
          <table:table-cell table:style-name="ce143" table:formula="of:=+[.C40]+[.D40]" office:value-type="float" office:value="489.160210065282" calcext:value-type="float">
            <text:p>489.16</text:p>
          </table:table-cell>
          <table:table-cell table:number-columns-repeated="1019"/>
        </table:table-row>
        <table:table-row table:style-name="ro4">
          <table:table-cell/>
          <table:table-cell table:style-name="ce139" table:formula="of:=[.B40]+[.$E$35]" office:value-type="float" office:value="1736.66346768739" calcext:value-type="float">
            <text:p>1736.66</text:p>
          </table:table-cell>
          <table:table-cell table:style-name="ce143" table:formula="of:=[.$B$9]*[.$B$10]/[.B41]" office:value-type="float" office:value="347.332693537479" calcext:value-type="float">
            <text:p>347.33</text:p>
          </table:table-cell>
          <table:table-cell table:style-name="ce143" table:formula="of:=[.$B$11]*[.B41]/2" office:value-type="float" office:value="86.8331733843697" calcext:value-type="float">
            <text:p>86.83</text:p>
          </table:table-cell>
          <table:table-cell table:style-name="ce143" table:formula="of:=+[.C41]+[.D41]" office:value-type="float" office:value="434.165866921848" calcext:value-type="float">
            <text:p>434.17</text:p>
          </table:table-cell>
          <table:table-cell table:number-columns-repeated="1019"/>
        </table:table-row>
        <table:table-row table:style-name="ro4">
          <table:table-cell/>
          <table:table-cell table:style-name="ce139" table:formula="of:=[.B41]+[.$E$35]" office:value-type="float" office:value="2026.10737896862" calcext:value-type="float">
            <text:p>2026.11</text:p>
          </table:table-cell>
          <table:table-cell table:style-name="ce143" table:formula="of:=[.$B$9]*[.$B$10]/[.B42]" office:value-type="float" office:value="297.713737317839" calcext:value-type="float">
            <text:p>297.71</text:p>
          </table:table-cell>
          <table:table-cell table:style-name="ce143" table:formula="of:=[.$B$11]*[.B42]/2" office:value-type="float" office:value="101.305368948431" calcext:value-type="float">
            <text:p>101.31</text:p>
          </table:table-cell>
          <table:table-cell table:style-name="ce143" table:formula="of:=+[.C42]+[.D42]" office:value-type="float" office:value="399.01910626627" calcext:value-type="float">
            <text:p>399.02</text:p>
          </table:table-cell>
          <table:table-cell table:number-columns-repeated="1019"/>
        </table:table-row>
        <table:table-row table:style-name="ro4">
          <table:table-cell/>
          <table:table-cell table:style-name="ce139" table:formula="of:=[.B42]+[.$E$35]" office:value-type="float" office:value="2315.55129024986" calcext:value-type="float">
            <text:p>2315.55</text:p>
          </table:table-cell>
          <table:table-cell table:style-name="ce143" table:formula="of:=[.$B$9]*[.$B$10]/[.B43]" office:value-type="float" office:value="260.499520153109" calcext:value-type="float">
            <text:p>260.50</text:p>
          </table:table-cell>
          <table:table-cell table:style-name="ce143" table:formula="of:=[.$B$11]*[.B43]/2" office:value-type="float" office:value="115.777564512493" calcext:value-type="float">
            <text:p>115.78</text:p>
          </table:table-cell>
          <table:table-cell table:style-name="ce143" table:formula="of:=+[.C43]+[.D43]" office:value-type="float" office:value="376.277084665602" calcext:value-type="float">
            <text:p>376.28</text:p>
          </table:table-cell>
          <table:table-cell table:number-columns-repeated="1019"/>
        </table:table-row>
        <table:table-row table:style-name="ro4">
          <table:table-cell/>
          <table:table-cell table:style-name="ce139" table:formula="of:=[.B43]+[.$E$35]" office:value-type="float" office:value="2604.99520153109" calcext:value-type="float">
            <text:p>2605.00</text:p>
          </table:table-cell>
          <table:table-cell table:style-name="ce143" table:formula="of:=[.$B$9]*[.$B$10]/[.B44]" office:value-type="float" office:value="231.555129024986" calcext:value-type="float">
            <text:p>231.56</text:p>
          </table:table-cell>
          <table:table-cell table:style-name="ce143" table:formula="of:=[.$B$11]*[.B44]/2" office:value-type="float" office:value="130.249760076554" calcext:value-type="float">
            <text:p>130.25</text:p>
          </table:table-cell>
          <table:table-cell table:style-name="ce143" table:formula="of:=+[.C44]+[.D44]" office:value-type="float" office:value="361.80488910154" calcext:value-type="float">
            <text:p>361.80</text:p>
          </table:table-cell>
          <table:table-cell table:number-columns-repeated="1019"/>
        </table:table-row>
        <table:table-row table:style-name="ro4">
          <table:table-cell/>
          <table:table-cell table:style-name="ce139" table:formula="of:=[.B44]+[.$E$35]" office:value-type="float" office:value="2894.43911281232" calcext:value-type="float">
            <text:p>2894.44</text:p>
          </table:table-cell>
          <table:table-cell table:style-name="ce143" table:formula="of:=[.$B$9]*[.$B$10]/[.B45]" office:value-type="float" office:value="208.399616122487" calcext:value-type="float">
            <text:p>208.40</text:p>
          </table:table-cell>
          <table:table-cell table:style-name="ce143" table:formula="of:=[.$B$11]*[.B45]/2" office:value-type="float" office:value="144.721955640616" calcext:value-type="float">
            <text:p>144.72</text:p>
          </table:table-cell>
          <table:table-cell table:style-name="ce143" table:formula="of:=+[.C45]+[.D45]" office:value-type="float" office:value="353.121571763103" calcext:value-type="float">
            <text:p>353.12</text:p>
          </table:table-cell>
          <table:table-cell table:number-columns-repeated="1019"/>
        </table:table-row>
        <table:table-row table:style-name="ro4">
          <table:table-cell/>
          <table:table-cell table:style-name="ce139" table:formula="of:=[.B45]+[.$E$35]" office:value-type="float" office:value="3183.88302409355" calcext:value-type="float">
            <text:p>3183.88</text:p>
          </table:table-cell>
          <table:table-cell table:style-name="ce143" table:formula="of:=[.$B$9]*[.$B$10]/[.B46]" office:value-type="float" office:value="189.454196474988" calcext:value-type="float">
            <text:p>189.45</text:p>
          </table:table-cell>
          <table:table-cell table:style-name="ce143" table:formula="of:=[.$B$11]*[.B46]/2" office:value-type="float" office:value="159.194151204678" calcext:value-type="float">
            <text:p>159.19</text:p>
          </table:table-cell>
          <table:table-cell table:style-name="ce143" table:formula="of:=+[.C46]+[.D46]" office:value-type="float" office:value="348.648347679666" calcext:value-type="float">
            <text:p>348.65</text:p>
          </table:table-cell>
          <table:table-cell table:number-columns-repeated="1019"/>
        </table:table-row>
        <table:table-row table:style-name="ro4">
          <table:table-cell/>
          <table:table-cell table:style-name="ce139" table:formula="of:=[.B46]+[.$E$35]" office:value-type="float" office:value="3473.32693537478" calcext:value-type="float">
            <text:p>3473.33</text:p>
          </table:table-cell>
          <table:table-cell table:style-name="ce143" table:formula="of:=[.$B$9]*[.$B$10]/[.B47]" office:value-type="float" office:value="173.666346768739" calcext:value-type="float">
            <text:p>173.67</text:p>
          </table:table-cell>
          <table:table-cell table:style-name="ce143" table:formula="of:=[.$B$11]*[.B47]/2" office:value-type="float" office:value="173.666346768739" calcext:value-type="float">
            <text:p>173.67</text:p>
          </table:table-cell>
          <table:table-cell table:style-name="ce143" table:formula="of:=+[.C47]+[.D47]" office:value-type="float" office:value="347.332693537479" calcext:value-type="float">
            <text:p>347.33</text:p>
          </table:table-cell>
          <table:table-cell table:number-columns-repeated="1019"/>
        </table:table-row>
        <table:table-row table:style-name="ro4">
          <table:table-cell/>
          <table:table-cell table:style-name="ce139" table:formula="of:=[.B47]+[.$E$35]" office:value-type="float" office:value="3762.77084665602" calcext:value-type="float">
            <text:p>3762.77</text:p>
          </table:table-cell>
          <table:table-cell table:style-name="ce143" table:formula="of:=[.$B$9]*[.$B$10]/[.B48]" office:value-type="float" office:value="160.307397017298" calcext:value-type="float">
            <text:p>160.31</text:p>
          </table:table-cell>
          <table:table-cell table:style-name="ce143" table:formula="of:=[.$B$11]*[.B48]/2" office:value-type="float" office:value="188.138542332801" calcext:value-type="float">
            <text:p>188.14</text:p>
          </table:table-cell>
          <table:table-cell table:style-name="ce143" table:formula="of:=+[.C48]+[.D48]" office:value-type="float" office:value="348.445939350099" calcext:value-type="float">
            <text:p>348.45</text:p>
          </table:table-cell>
          <table:table-cell table:number-columns-repeated="1019"/>
        </table:table-row>
        <table:table-row table:style-name="ro4">
          <table:table-cell/>
          <table:table-cell table:style-name="ce139" table:formula="of:=[.B48]+[.$E$35]" office:value-type="float" office:value="4052.21475793725" calcext:value-type="float">
            <text:p>4052.21</text:p>
          </table:table-cell>
          <table:table-cell table:style-name="ce143" table:formula="of:=[.$B$9]*[.$B$10]/[.B49]" office:value-type="float" office:value="148.856868658919" calcext:value-type="float">
            <text:p>148.86</text:p>
          </table:table-cell>
          <table:table-cell table:style-name="ce143" table:formula="of:=[.$B$11]*[.B49]/2" office:value-type="float" office:value="202.610737896862" calcext:value-type="float">
            <text:p>202.61</text:p>
          </table:table-cell>
          <table:table-cell table:style-name="ce143" table:formula="of:=+[.C49]+[.D49]" office:value-type="float" office:value="351.467606555782" calcext:value-type="float">
            <text:p>351.47</text:p>
          </table:table-cell>
          <table:table-cell table:number-columns-repeated="1019"/>
        </table:table-row>
        <table:table-row table:style-name="ro4">
          <table:table-cell/>
          <table:table-cell table:style-name="ce139" table:formula="of:=[.B49]+[.$E$35]" office:value-type="float" office:value="4341.65866921848" calcext:value-type="float">
            <text:p>4341.66</text:p>
          </table:table-cell>
          <table:table-cell table:style-name="ce143" table:formula="of:=[.$B$9]*[.$B$10]/[.B50]" office:value-type="float" office:value="138.933077414991" calcext:value-type="float">
            <text:p>138.93</text:p>
          </table:table-cell>
          <table:table-cell table:style-name="ce143" table:formula="of:=[.$B$11]*[.B50]/2" office:value-type="float" office:value="217.082933460924" calcext:value-type="float">
            <text:p>217.08</text:p>
          </table:table-cell>
          <table:table-cell table:style-name="ce143" table:formula="of:=+[.C50]+[.D50]" office:value-type="float" office:value="356.016010875916" calcext:value-type="float">
            <text:p>356.02</text:p>
          </table:table-cell>
          <table:table-cell table:number-columns-repeated="1019"/>
        </table:table-row>
        <table:table-row table:style-name="ro4">
          <table:table-cell/>
          <table:table-cell table:style-name="ce139" table:formula="of:=[.B50]+[.$E$35]" office:value-type="float" office:value="4631.10258049971" calcext:value-type="float">
            <text:p>4631.10</text:p>
          </table:table-cell>
          <table:table-cell table:style-name="ce143" table:formula="of:=[.$B$9]*[.$B$10]/[.B51]" office:value-type="float" office:value="130.249760076554" calcext:value-type="float">
            <text:p>130.25</text:p>
          </table:table-cell>
          <table:table-cell table:style-name="ce143" table:formula="of:=[.$B$11]*[.B51]/2" office:value-type="float" office:value="231.555129024986" calcext:value-type="float">
            <text:p>231.56</text:p>
          </table:table-cell>
          <table:table-cell table:style-name="ce143" table:formula="of:=+[.C51]+[.D51]" office:value-type="float" office:value="361.80488910154" calcext:value-type="float">
            <text:p>361.80</text:p>
          </table:table-cell>
          <table:table-cell table:number-columns-repeated="1019"/>
        </table:table-row>
        <table:table-row table:style-name="ro4">
          <table:table-cell/>
          <table:table-cell table:style-name="ce139" table:formula="of:=[.B51]+[.$E$35]" office:value-type="float" office:value="4920.54649178095" calcext:value-type="float">
            <text:p>4920.55</text:p>
          </table:table-cell>
          <table:table-cell table:style-name="ce143" table:formula="of:=[.$B$9]*[.$B$10]/[.B52]" office:value-type="float" office:value="122.588009483816" calcext:value-type="float">
            <text:p>122.59</text:p>
          </table:table-cell>
          <table:table-cell table:style-name="ce143" table:formula="of:=[.$B$11]*[.B52]/2" office:value-type="float" office:value="246.027324589047" calcext:value-type="float">
            <text:p>246.03</text:p>
          </table:table-cell>
          <table:table-cell table:style-name="ce143" table:formula="of:=+[.C52]+[.D52]" office:value-type="float" office:value="368.615334072863" calcext:value-type="float">
            <text:p>368.62</text:p>
          </table:table-cell>
          <table:table-cell table:number-columns-repeated="1019"/>
        </table:table-row>
        <table:table-row table:style-name="ro4">
          <table:table-cell/>
          <table:table-cell table:style-name="ce139" table:formula="of:=[.B52]+[.$E$35]" office:value-type="float" office:value="5209.99040306218" calcext:value-type="float">
            <text:p>5209.99</text:p>
          </table:table-cell>
          <table:table-cell table:style-name="ce143" table:formula="of:=[.$B$9]*[.$B$10]/[.B53]" office:value-type="float" office:value="115.777564512493" calcext:value-type="float">
            <text:p>115.78</text:p>
          </table:table-cell>
          <table:table-cell table:style-name="ce143" table:formula="of:=[.$B$11]*[.B53]/2" office:value-type="float" office:value="260.499520153109" calcext:value-type="float">
            <text:p>260.50</text:p>
          </table:table-cell>
          <table:table-cell table:style-name="ce143" table:formula="of:=+[.C53]+[.D53]" office:value-type="float" office:value="376.277084665602" calcext:value-type="float">
            <text:p>376.28</text:p>
          </table:table-cell>
          <table:table-cell table:number-columns-repeated="1019"/>
        </table:table-row>
        <table:table-row table:style-name="ro4">
          <table:table-cell/>
          <table:table-cell table:style-name="ce139" table:formula="of:=[.B53]+[.$E$35]" office:value-type="float" office:value="5499.43431434341" calcext:value-type="float">
            <text:p>5499.43</text:p>
          </table:table-cell>
          <table:table-cell table:style-name="ce143" table:formula="of:=[.$B$9]*[.$B$10]/[.B54]" office:value-type="float" office:value="109.68400848552" calcext:value-type="float">
            <text:p>109.68</text:p>
          </table:table-cell>
          <table:table-cell table:style-name="ce143" table:formula="of:=[.$B$11]*[.B54]/2" office:value-type="float" office:value="274.971715717171" calcext:value-type="float">
            <text:p>274.97</text:p>
          </table:table-cell>
          <table:table-cell table:style-name="ce143" table:formula="of:=+[.C54]+[.D54]" office:value-type="float" office:value="384.65572420269" calcext:value-type="float">
            <text:p>384.66</text:p>
          </table:table-cell>
          <table:table-cell table:number-columns-repeated="1019"/>
        </table:table-row>
        <table:table-row table:style-name="ro4">
          <table:table-cell/>
          <table:table-cell table:style-name="ce139" table:formula="of:=[.B54]+[.$E$35]" office:value-type="float" office:value="5788.87822562464" calcext:value-type="float">
            <text:p>5788.88</text:p>
          </table:table-cell>
          <table:table-cell table:style-name="ce143" table:formula="of:=[.$B$9]*[.$B$10]/[.B55]" office:value-type="float" office:value="104.199808061244" calcext:value-type="float">
            <text:p>104.20</text:p>
          </table:table-cell>
          <table:table-cell table:style-name="ce143" table:formula="of:=[.$B$11]*[.B55]/2" office:value-type="float" office:value="289.443911281232" calcext:value-type="float">
            <text:p>289.44</text:p>
          </table:table-cell>
          <table:table-cell table:style-name="ce143" table:formula="of:=+[.C55]+[.D55]" office:value-type="float" office:value="393.643719342476" calcext:value-type="float">
            <text:p>393.64</text:p>
          </table:table-cell>
          <table:table-cell table:number-columns-repeated="1019"/>
        </table:table-row>
        <table:table-row table:style-name="ro4">
          <table:table-cell/>
          <table:table-cell table:style-name="ce139" table:formula="of:=[.B55]+[.$E$35]" office:value-type="float" office:value="6078.32213690588" calcext:value-type="float">
            <text:p>6078.32</text:p>
          </table:table-cell>
          <table:table-cell table:style-name="ce143" table:formula="of:=[.$B$9]*[.$B$10]/[.B56]" office:value-type="float" office:value="99.2379124392796" calcext:value-type="float">
            <text:p>99.24</text:p>
          </table:table-cell>
          <table:table-cell table:style-name="ce143" table:formula="of:=[.$B$11]*[.B56]/2" office:value-type="float" office:value="303.916106845294" calcext:value-type="float">
            <text:p>303.92</text:p>
          </table:table-cell>
          <table:table-cell table:style-name="ce143" table:formula="of:=+[.C56]+[.D56]" office:value-type="float" office:value="403.154019284573" calcext:value-type="float">
            <text:p>403.15</text:p>
          </table:table-cell>
          <table:table-cell table:number-columns-repeated="1019"/>
        </table:table-row>
        <table:table-row table:style-name="ro4">
          <table:table-cell/>
          <table:table-cell table:style-name="ce139" table:formula="of:=[.B56]+[.$E$35]" office:value-type="float" office:value="6367.76604818711" calcext:value-type="float">
            <text:p>6367.77</text:p>
          </table:table-cell>
          <table:table-cell table:style-name="ce143" table:formula="of:=[.$B$9]*[.$B$10]/[.B57]" office:value-type="float" office:value="94.7270982374941" calcext:value-type="float">
            <text:p>94.73</text:p>
          </table:table-cell>
          <table:table-cell table:style-name="ce143" table:formula="of:=[.$B$11]*[.B57]/2" office:value-type="float" office:value="318.388302409355" calcext:value-type="float">
            <text:p>318.39</text:p>
          </table:table-cell>
          <table:table-cell table:style-name="ce143" table:formula="of:=+[.C57]+[.D57]" office:value-type="float" office:value="413.11540064685" calcext:value-type="float">
            <text:p>413.12</text:p>
          </table:table-cell>
          <table:table-cell table:number-columns-repeated="1019"/>
        </table:table-row>
        <table:table-row table:style-name="ro4">
          <table:table-cell/>
          <table:table-cell table:style-name="ce139" table:formula="of:=[.B57]+[.$E$35]" office:value-type="float" office:value="6657.20995946834" calcext:value-type="float">
            <text:p>6657.21</text:p>
          </table:table-cell>
          <table:table-cell table:style-name="ce143" table:formula="of:=[.$B$9]*[.$B$10]/[.B58]" office:value-type="float" office:value="90.6085287489074" calcext:value-type="float">
            <text:p>90.61</text:p>
          </table:table-cell>
          <table:table-cell table:style-name="ce143" table:formula="of:=[.$B$11]*[.B58]/2" office:value-type="float" office:value="332.860497973417" calcext:value-type="float">
            <text:p>332.86</text:p>
          </table:table-cell>
          <table:table-cell table:style-name="ce143" table:formula="of:=+[.C58]+[.D58]" office:value-type="float" office:value="423.469026722325" calcext:value-type="float">
            <text:p>423.47</text:p>
          </table:table-cell>
          <table:table-cell table:number-columns-repeated="1019"/>
        </table:table-row>
        <table:table-row table:style-name="ro4">
          <table:table-cell/>
          <table:table-cell table:style-name="ce139" table:formula="of:=[.B58]+[.$E$35]" office:value-type="float" office:value="6946.65387074957" calcext:value-type="float">
            <text:p>6946.65</text:p>
          </table:table-cell>
          <table:table-cell table:style-name="ce143" table:formula="of:=[.$B$9]*[.$B$10]/[.B59]" office:value-type="float" office:value="86.8331733843696" calcext:value-type="float">
            <text:p>86.83</text:p>
          </table:table-cell>
          <table:table-cell table:style-name="ce143" table:formula="of:=[.$B$11]*[.B59]/2" office:value-type="float" office:value="347.332693537479" calcext:value-type="float">
            <text:p>347.33</text:p>
          </table:table-cell>
          <table:table-cell table:style-name="ce143" table:formula="of:=+[.C59]+[.D59]" office:value-type="float" office:value="434.165866921848" calcext:value-type="float">
            <text:p>434.17</text:p>
          </table:table-cell>
          <table:table-cell table:number-columns-repeated="1019"/>
        </table:table-row>
        <table:table-row table:style-name="ro4">
          <table:table-cell/>
          <table:table-cell table:style-name="ce139" table:formula="of:=[.B59]+[.$E$35]" office:value-type="float" office:value="7236.09778203081" calcext:value-type="float">
            <text:p>7236.10</text:p>
          </table:table-cell>
          <table:table-cell table:style-name="ce143" table:formula="of:=[.$B$9]*[.$B$10]/[.B60]" office:value-type="float" office:value="83.3598464489948" calcext:value-type="float">
            <text:p>83.36</text:p>
          </table:table-cell>
          <table:table-cell table:style-name="ce143" table:formula="of:=[.$B$11]*[.B60]/2" office:value-type="float" office:value="361.80488910154" calcext:value-type="float">
            <text:p>361.80</text:p>
          </table:table-cell>
          <table:table-cell table:style-name="ce143" table:formula="of:=+[.C60]+[.D60]" office:value-type="float" office:value="445.164735550535" calcext:value-type="float">
            <text:p>445.16</text:p>
          </table:table-cell>
          <table:table-cell table:number-columns-repeated="1019"/>
        </table:table-row>
        <table:table-row table:style-name="ro4">
          <table:table-cell/>
          <table:table-cell table:style-name="ce139" table:formula="of:=[.B60]+[.$E$35]" office:value-type="float" office:value="7525.54169331204" calcext:value-type="float">
            <text:p>7525.54</text:p>
          </table:table-cell>
          <table:table-cell table:style-name="ce143" table:formula="of:=[.$B$9]*[.$B$10]/[.B61]" office:value-type="float" office:value="80.1536985086489" calcext:value-type="float">
            <text:p>80.15</text:p>
          </table:table-cell>
          <table:table-cell table:style-name="ce143" table:formula="of:=[.$B$11]*[.B61]/2" office:value-type="float" office:value="376.277084665602" calcext:value-type="float">
            <text:p>376.28</text:p>
          </table:table-cell>
          <table:table-cell table:style-name="ce143" table:formula="of:=+[.C61]+[.D61]" office:value-type="float" office:value="456.430783174251" calcext:value-type="float">
            <text:p>456.43</text:p>
          </table:table-cell>
          <table:table-cell table:number-columns-repeated="1019"/>
        </table:table-row>
        <table:table-row table:style-name="ro4">
          <table:table-cell/>
          <table:table-cell table:style-name="ce139"/>
          <table:table-cell table:style-name="ce143" table:number-columns-repeated="3"/>
          <table:table-cell table:number-columns-repeated="1019"/>
        </table:table-row>
        <table:table-row table:style-name="ro4">
          <table:table-cell/>
          <table:table-cell table:style-name="ce139" table:formula="of:=[.B22]" office:value-type="float" office:value="3473.32693537479" calcext:value-type="float">
            <text:p>3473.33</text:p>
          </table:table-cell>
          <table:table-cell table:style-name="ce143" office:value-type="float" office:value="0" calcext:value-type="float">
            <text:p>0.00</text:p>
          </table:table-cell>
          <table:table-cell table:style-name="ce143" table:number-columns-repeated="2"/>
          <table:table-cell table:number-columns-repeated="1019"/>
        </table:table-row>
        <table:table-row table:style-name="ro4">
          <table:table-cell/>
          <table:table-cell table:style-name="ce139" table:formula="of:=[.B22]" office:value-type="float" office:value="3473.32693537479" calcext:value-type="float">
            <text:p>3473.33</text:p>
          </table:table-cell>
          <table:table-cell table:style-name="ce143" table:formula="of:=[.B27]+[.B28]" office:value-type="float" office:value="347.332693537479" calcext:value-type="float">
            <text:p>347.33</text:p>
          </table:table-cell>
          <table:table-cell table:style-name="ce143" table:number-columns-repeated="2"/>
          <table:table-cell table:number-columns-repeated="1019"/>
        </table:table-row>
        <table:table-row table:style-name="ro4" table:number-rows-repeated="1048511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expression table:name="HTML_Control" table:base-cell-address="$EOQ.$A$1" table:expression="{&quot;'Builds'!$B$72:$D$199&quot;}"/>
        </table:named-expressions>
        <calcext:conditional-formats>
          <calcext:conditional-format calcext:target-range-address="'EOQ (2)'.E10:'EOQ (2)'.E10">
            <calcext:condition calcext:apply-style-name="ConditionalStyle_2" calcext:value="formula-is(ISNUMBER([.E9]))" calcext:base-cell-address="'EOQ (2)'.E10"/>
          </calcext:conditional-format>
          <calcext:conditional-format calcext:target-range-address="'EOQ (2)'.B16:'EOQ (2)'.B16">
            <calcext:condition calcext:apply-style-name="ConditionalStyle_1" calcext:value="formula-is(ISNUMBER([.B15]))" calcext:base-cell-address="'EOQ (2)'.B16"/>
          </calcext:conditional-format>
        </calcext:conditional-formats>
      </table:table>
      <table:named-expressions>
        <table:named-expression table:name="HTML_CodePage" table:base-cell-address="$EOQ.$A$1" table:expression="1252"/>
        <table:named-expression table:name="HTML_Control" table:base-cell-address="$EOQ.$A$1" table:expression="{&quot;'Builds'!$B$72:$D$199&quot;}"/>
        <table:named-expression table:name="HTML_Description" table:base-cell-address="$EOQ.$A$1" table:expression="&quot;&quot;"/>
        <table:named-expression table:name="HTML_Email" table:base-cell-address="$EOQ.$A$1" table:expression="&quot;hweiss@sbm.temple.edu&quot;"/>
        <table:named-expression table:name="HTML_Header" table:base-cell-address="$EOQ.$A$1" table:expression="&quot;Builds&quot;"/>
        <table:named-expression table:name="HTML_LastUpdate" table:base-cell-address="$EOQ.$A$1" table:expression="&quot;3/14/2000&quot;"/>
        <table:named-expression table:name="HTML_LineAfter" table:base-cell-address="$EOQ.$A$1" table:expression="0"/>
        <table:named-expression table:name="HTML_LineBefore" table:base-cell-address="$EOQ.$A$1" table:expression="0"/>
        <table:named-expression table:name="HTML_Name" table:base-cell-address="$EOQ.$A$1" table:expression="&quot;Howard Weiss&quot;"/>
        <table:named-expression table:name="HTML_OBDlg2" table:base-cell-address="$EOQ.$A$1" table:expression="1"/>
        <table:named-expression table:name="HTML_OBDlg4" table:base-cell-address="$EOQ.$A$1" table:expression="1"/>
        <table:named-expression table:name="HTML_OS" table:base-cell-address="$EOQ.$A$1" table:expression="0"/>
        <table:named-expression table:name="HTML_PathFile" table:base-cell-address="$EOQ.$A$1" table:expression="&quot;n:\upgrades.ph.html&quot;"/>
        <table:named-expression table:name="HTML_Title" table:base-cell-address="$EOQ.$A$1" table:expression="&quot;Version2&quot;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3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44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44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44P0"/>
    </number:currency-style>
    <number:currency-style style:name="N145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45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45P0"/>
    </number:currency-style>
    <number:currency-style style:name="N14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46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46P0"/>
    </number:currency-style>
    <number:currency-style style:name="N147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47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47P0"/>
    </number:currency-style>
    <number:number-style style:name="N148">
      <number:text>$</number:text>
      <number:number number:decimal-places="0" loext:min-decimal-places="0" number:min-integer-digits="1" number:grouping="true"/>
    </number:number-style>
    <number:number-style style:name="N149">
      <number:number number:decimal-places="1" loext:min-decimal-places="1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urrency_20_2" style:display-name="Currency 2" style:family="table-cell" style:parent-style-name="Default" style:data-style-name="N139"/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ercent_20_2" style:display-name="Percent 2" style:family="table-cell" style:parent-style-name="Default" style:data-style-name="N10"/>
    <style:style style:name="ConditionalStyle_5f_2" style:display-name="ConditionalStyle_2" style:family="table-cell" style:parent-style-name="Default">
      <style:table-cell-properties fo:background-color="#f4b183"/>
    </style:style>
    <style:style style:name="ConditionalStyle_5f_1" style:display-name="ConditionalStyle_1" style:family="table-cell" style:parent-style-name="Default">
      <style:table-cell-properties fo:background-color="#f4b183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78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afetyStock" style:display-name="PageStyle_SafetyStoc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OQ" style:display-name="PageStyle_EOQ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OQ_20__28_2_29_" style:display-name="PageStyle_EOQ (2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raig Calvert</meta:initial-creator>
    <meta:creation-date>2019-06-20T17:48:32</meta:creation-date>
    <dc:date>2022-03-12T01:31:02.027342055</dc:date>
    <meta:generator>LibreOffice/6.4.7.2$Linux_X86_64 LibreOffice_project/40$Build-2</meta:generator>
    <meta:editing-duration>PT4H19M55S</meta:editing-duration>
    <meta:editing-cycles>1</meta:editing-cycles>
    <meta:document-statistic meta:table-count="3" meta:cell-count="490" meta:object-count="4"/>
    <meta:user-defined meta:name="AppVersion">16.0300</meta:user-defined>
    <meta:user-defined meta:name="Company">University of Connecticut School of Busines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language="en" fo:country="US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/>
    </style:style>
    <style:style style:name="ch5" style:family="chart" style:data-style-name="N2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18cm" svg:stroke-color="#8b8b8b"/>
    </style:style>
    <style:style style:name="ch7" style:family="chart" style:data-style-name="N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a5a5a5" draw:fill-color="#a5a5a5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1" svg:stroke-width="0.053cm" svg:stroke-color="#ffc000" draw:fill-color="#ffc000"/>
      <style:text-properties fo:color="#000000" style:text-position="0% 100%" fo:font-family="Calibri" fo:font-size="10pt" style:font-size-asian="10pt" style:font-size-complex="10pt"/>
    </style:style>
    <style:style style:name="ch11" style:family="chart">
      <style:graphic-properties draw:fill="gradient" draw:fill-color="#d9d9d9" draw:fill-gradient-name="msFillGradient_20_1"/>
    </style:style>
    <style:style style:name="ch12" style:family="chart">
      <style:graphic-properties draw:fill-color="#d9d9d9"/>
    </style:style>
  </office:automatic-styles>
  <office:body>
    <office:chart>
      <chart:chart svg:width="14.992cm" svg:height="9.567cm" xlink:href=".." xlink:type="simple" chart:class="chart:scatter" chart:style-name="ch1">
        <chart:title svg:x="1.878cm" svg:y="0.327cm" chart:style-name="ch2">
          <text:p>Economic Order Quantity Costs</text:p>
        </chart:title>
        <chart:legend chart:legend-position="bottom" svg:x="3.061cm" svg:y="8.47cm" style:legend-expansion="wide" chart:style-name="ch3"/>
        <chart:plot-area chart:style-name="ch4" table:cell-range-address="EOQ.B39:EOQ.E62 EOQ.C38:EOQ.E38 EOQ.C64:EOQ.C65" chart:data-source-has-labels="row" svg:x="0.299cm" svg:y="1.641cm" svg:width="14.394cm" svg:height="6.454cm">
          <chartooo:coordinate-region svg:x="1.714cm" svg:y="1.84cm" svg:width="12.289cm" svg:height="5.60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EOQ.C39:EOQ.C62" chart:label-cell-address="EOQ.C38:EOQ.C38" chart:class="chart:scatter">
            <chart:domain table:cell-range-address="EOQ.B39:EOQ.B62"/>
            <chart:data-point chart:repeated="24"/>
          </chart:series>
          <chart:series chart:style-name="ch8" chart:values-cell-range-address="EOQ.D39:EOQ.D62" chart:label-cell-address="EOQ.D38:EOQ.D38" chart:class="chart:scatter">
            <chart:data-point chart:repeated="24"/>
          </chart:series>
          <chart:series chart:style-name="ch9" chart:values-cell-range-address="EOQ.E39:EOQ.E62" chart:label-cell-address="EOQ.E38:EOQ.E38" chart:class="chart:scatter">
            <chart:data-point chart:repeated="24"/>
          </chart:series>
          <chart:series chart:style-name="ch10" chart:values-cell-range-address="EOQ.C64:EOQ.C65" loext:label-string="&quot;EOQ&quot;" chart:class="chart:scatter">
            <chart:domain table:cell-range-address="EOQ.B64:EOQ.B65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etup/Order cost</text:p>
                <draw:g>
                  <svg:desc>EOQ.C38:EOQ.C38</svg:desc>
                </draw:g>
              </table:table-cell>
              <table:table-cell office:value-type="string">
                <text:p>Holding cost</text:p>
                <draw:g>
                  <svg:desc>EOQ.D38:EOQ.D38</svg:desc>
                </draw:g>
              </table:table-cell>
              <table:table-cell office:value-type="string">
                <text:p>Total cost</text:p>
                <draw:g>
                  <svg:desc>EOQ.E38:EOQ.E38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EO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68.331733843696">
                <text:p>868.331733843696</text:p>
                <draw:g>
                  <svg:desc>EOQ.B39:EOQ.B62</svg:desc>
                </draw:g>
              </table:table-cell>
              <table:table-cell office:value-type="float" office:value="694.665387074957">
                <text:p>694.665387074957</text:p>
                <draw:g>
                  <svg:desc>EOQ.C39:EOQ.C62</svg:desc>
                </draw:g>
              </table:table-cell>
              <table:table-cell office:value-type="float" office:value="43.4165866921848">
                <text:p>43.4165866921848</text:p>
                <draw:g>
                  <svg:desc>EOQ.D39:EOQ.D62</svg:desc>
                </draw:g>
              </table:table-cell>
              <table:table-cell office:value-type="float" office:value="738.081973767142">
                <text:p>738.081973767142</text:p>
                <draw:g>
                  <svg:desc>EOQ.E39:EOQ.E62</svg:desc>
                </draw:g>
              </table:table-cell>
              <table:table-cell office:value-type="float" office:value="3473.32693537479">
                <text:p>3473.32693537479</text:p>
                <draw:g>
                  <svg:desc>EOQ.B64:EOQ.B65</svg:desc>
                </draw:g>
              </table:table-cell>
              <table:table-cell office:value-type="float" office:value="0">
                <text:p>0</text:p>
                <draw:g>
                  <svg:desc>EOQ.C64:EOQ.C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57.77564512493">
                <text:p>1157.77564512493</text:p>
              </table:table-cell>
              <table:table-cell office:value-type="float" office:value="520.999040306218">
                <text:p>520.999040306218</text:p>
              </table:table-cell>
              <table:table-cell office:value-type="float" office:value="57.8887822562464">
                <text:p>57.8887822562464</text:p>
              </table:table-cell>
              <table:table-cell office:value-type="float" office:value="578.887822562464">
                <text:p>578.887822562464</text:p>
              </table:table-cell>
              <table:table-cell office:value-type="float" office:value="3473.32693537479">
                <text:p>3473.32693537479</text:p>
              </table:table-cell>
              <table:table-cell office:value-type="float" office:value="347.332693537479">
                <text:p>347.3326935374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47.21955640616">
                <text:p>1447.21955640616</text:p>
              </table:table-cell>
              <table:table-cell office:value-type="float" office:value="416.799232244974">
                <text:p>416.799232244974</text:p>
              </table:table-cell>
              <table:table-cell office:value-type="float" office:value="72.360977820308">
                <text:p>72.360977820308</text:p>
              </table:table-cell>
              <table:table-cell office:value-type="float" office:value="489.160210065282">
                <text:p>489.160210065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36.66346768739">
                <text:p>1736.66346768739</text:p>
              </table:table-cell>
              <table:table-cell office:value-type="float" office:value="347.332693537479">
                <text:p>347.332693537479</text:p>
              </table:table-cell>
              <table:table-cell office:value-type="float" office:value="86.8331733843697">
                <text:p>86.8331733843697</text:p>
              </table:table-cell>
              <table:table-cell office:value-type="float" office:value="434.165866921848">
                <text:p>434.165866921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26.10737896862">
                <text:p>2026.10737896862</text:p>
              </table:table-cell>
              <table:table-cell office:value-type="float" office:value="297.713737317839">
                <text:p>297.713737317839</text:p>
              </table:table-cell>
              <table:table-cell office:value-type="float" office:value="101.305368948431">
                <text:p>101.305368948431</text:p>
              </table:table-cell>
              <table:table-cell office:value-type="float" office:value="399.01910626627">
                <text:p>399.01910626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15.55129024986">
                <text:p>2315.55129024986</text:p>
              </table:table-cell>
              <table:table-cell office:value-type="float" office:value="260.499520153109">
                <text:p>260.499520153109</text:p>
              </table:table-cell>
              <table:table-cell office:value-type="float" office:value="115.777564512493">
                <text:p>115.777564512493</text:p>
              </table:table-cell>
              <table:table-cell office:value-type="float" office:value="376.277084665602">
                <text:p>376.277084665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04.99520153109">
                <text:p>2604.99520153109</text:p>
              </table:table-cell>
              <table:table-cell office:value-type="float" office:value="231.555129024986">
                <text:p>231.555129024986</text:p>
              </table:table-cell>
              <table:table-cell office:value-type="float" office:value="130.249760076554">
                <text:p>130.249760076554</text:p>
              </table:table-cell>
              <table:table-cell office:value-type="float" office:value="361.80488910154">
                <text:p>361.80488910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94.43911281232">
                <text:p>2894.43911281232</text:p>
              </table:table-cell>
              <table:table-cell office:value-type="float" office:value="208.399616122487">
                <text:p>208.399616122487</text:p>
              </table:table-cell>
              <table:table-cell office:value-type="float" office:value="144.721955640616">
                <text:p>144.721955640616</text:p>
              </table:table-cell>
              <table:table-cell office:value-type="float" office:value="353.121571763103">
                <text:p>353.121571763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83.88302409355">
                <text:p>3183.88302409355</text:p>
              </table:table-cell>
              <table:table-cell office:value-type="float" office:value="189.454196474988">
                <text:p>189.454196474988</text:p>
              </table:table-cell>
              <table:table-cell office:value-type="float" office:value="159.194151204678">
                <text:p>159.194151204678</text:p>
              </table:table-cell>
              <table:table-cell office:value-type="float" office:value="348.648347679666">
                <text:p>348.648347679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73.32693537478">
                <text:p>3473.32693537478</text:p>
              </table:table-cell>
              <table:table-cell office:value-type="float" office:value="173.666346768739">
                <text:p>173.666346768739</text:p>
              </table:table-cell>
              <table:table-cell office:value-type="float" office:value="173.666346768739">
                <text:p>173.666346768739</text:p>
              </table:table-cell>
              <table:table-cell office:value-type="float" office:value="347.332693537479">
                <text:p>347.332693537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62.77084665602">
                <text:p>3762.77084665602</text:p>
              </table:table-cell>
              <table:table-cell office:value-type="float" office:value="160.307397017298">
                <text:p>160.307397017298</text:p>
              </table:table-cell>
              <table:table-cell office:value-type="float" office:value="188.138542332801">
                <text:p>188.138542332801</text:p>
              </table:table-cell>
              <table:table-cell office:value-type="float" office:value="348.445939350099">
                <text:p>348.445939350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52.21475793725">
                <text:p>4052.21475793725</text:p>
              </table:table-cell>
              <table:table-cell office:value-type="float" office:value="148.856868658919">
                <text:p>148.856868658919</text:p>
              </table:table-cell>
              <table:table-cell office:value-type="float" office:value="202.610737896862">
                <text:p>202.610737896862</text:p>
              </table:table-cell>
              <table:table-cell office:value-type="float" office:value="351.467606555782">
                <text:p>351.467606555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41.65866921848">
                <text:p>4341.65866921848</text:p>
              </table:table-cell>
              <table:table-cell office:value-type="float" office:value="138.933077414991">
                <text:p>138.933077414991</text:p>
              </table:table-cell>
              <table:table-cell office:value-type="float" office:value="217.082933460924">
                <text:p>217.082933460924</text:p>
              </table:table-cell>
              <table:table-cell office:value-type="float" office:value="356.016010875916">
                <text:p>356.016010875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31.10258049971">
                <text:p>4631.10258049971</text:p>
              </table:table-cell>
              <table:table-cell office:value-type="float" office:value="130.249760076554">
                <text:p>130.249760076554</text:p>
              </table:table-cell>
              <table:table-cell office:value-type="float" office:value="231.555129024986">
                <text:p>231.555129024986</text:p>
              </table:table-cell>
              <table:table-cell office:value-type="float" office:value="361.80488910154">
                <text:p>361.80488910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20.54649178095">
                <text:p>4920.54649178095</text:p>
              </table:table-cell>
              <table:table-cell office:value-type="float" office:value="122.588009483816">
                <text:p>122.588009483816</text:p>
              </table:table-cell>
              <table:table-cell office:value-type="float" office:value="246.027324589047">
                <text:p>246.027324589047</text:p>
              </table:table-cell>
              <table:table-cell office:value-type="float" office:value="368.615334072863">
                <text:p>368.615334072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209.99040306218">
                <text:p>5209.99040306218</text:p>
              </table:table-cell>
              <table:table-cell office:value-type="float" office:value="115.777564512493">
                <text:p>115.777564512493</text:p>
              </table:table-cell>
              <table:table-cell office:value-type="float" office:value="260.499520153109">
                <text:p>260.499520153109</text:p>
              </table:table-cell>
              <table:table-cell office:value-type="float" office:value="376.277084665602">
                <text:p>376.277084665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499.43431434341">
                <text:p>5499.43431434341</text:p>
              </table:table-cell>
              <table:table-cell office:value-type="float" office:value="109.68400848552">
                <text:p>109.68400848552</text:p>
              </table:table-cell>
              <table:table-cell office:value-type="float" office:value="274.971715717171">
                <text:p>274.971715717171</text:p>
              </table:table-cell>
              <table:table-cell office:value-type="float" office:value="384.65572420269">
                <text:p>384.65572420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788.87822562464">
                <text:p>5788.87822562464</text:p>
              </table:table-cell>
              <table:table-cell office:value-type="float" office:value="104.199808061244">
                <text:p>104.199808061244</text:p>
              </table:table-cell>
              <table:table-cell office:value-type="float" office:value="289.443911281232">
                <text:p>289.443911281232</text:p>
              </table:table-cell>
              <table:table-cell office:value-type="float" office:value="393.643719342476">
                <text:p>393.643719342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78.32213690588">
                <text:p>6078.32213690588</text:p>
              </table:table-cell>
              <table:table-cell office:value-type="float" office:value="99.2379124392796">
                <text:p>99.2379124392796</text:p>
              </table:table-cell>
              <table:table-cell office:value-type="float" office:value="303.916106845294">
                <text:p>303.916106845294</text:p>
              </table:table-cell>
              <table:table-cell office:value-type="float" office:value="403.154019284573">
                <text:p>403.154019284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367.76604818711">
                <text:p>6367.76604818711</text:p>
              </table:table-cell>
              <table:table-cell office:value-type="float" office:value="94.7270982374941">
                <text:p>94.7270982374941</text:p>
              </table:table-cell>
              <table:table-cell office:value-type="float" office:value="318.388302409355">
                <text:p>318.388302409355</text:p>
              </table:table-cell>
              <table:table-cell office:value-type="float" office:value="413.11540064685">
                <text:p>413.11540064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657.20995946834">
                <text:p>6657.20995946834</text:p>
              </table:table-cell>
              <table:table-cell office:value-type="float" office:value="90.6085287489074">
                <text:p>90.6085287489074</text:p>
              </table:table-cell>
              <table:table-cell office:value-type="float" office:value="332.860497973417">
                <text:p>332.860497973417</text:p>
              </table:table-cell>
              <table:table-cell office:value-type="float" office:value="423.469026722325">
                <text:p>423.469026722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946.65387074957">
                <text:p>6946.65387074957</text:p>
              </table:table-cell>
              <table:table-cell office:value-type="float" office:value="86.8331733843696">
                <text:p>86.8331733843696</text:p>
              </table:table-cell>
              <table:table-cell office:value-type="float" office:value="347.332693537479">
                <text:p>347.332693537479</text:p>
              </table:table-cell>
              <table:table-cell office:value-type="float" office:value="434.165866921848">
                <text:p>434.165866921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236.09778203081">
                <text:p>7236.09778203081</text:p>
              </table:table-cell>
              <table:table-cell office:value-type="float" office:value="83.3598464489948">
                <text:p>83.3598464489948</text:p>
              </table:table-cell>
              <table:table-cell office:value-type="float" office:value="361.80488910154">
                <text:p>361.80488910154</text:p>
              </table:table-cell>
              <table:table-cell office:value-type="float" office:value="445.164735550535">
                <text:p>445.164735550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525.54169331204">
                <text:p>7525.54169331204</text:p>
              </table:table-cell>
              <table:table-cell office:value-type="float" office:value="80.1536985086489">
                <text:p>80.1536985086489</text:p>
              </table:table-cell>
              <table:table-cell office:value-type="float" office:value="376.277084665602">
                <text:p>376.277084665602</text:p>
              </table:table-cell>
              <table:table-cell office:value-type="float" office:value="456.430783174251">
                <text:p>456.430783174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msFillGradient_20_1" draw:display-name="msFillGradient 1" draw:style="linear" draw:start-color="#9ab5e4" draw:end-color="#ffffff" draw:start-intensity="100%" draw:end-intensity="100%" draw:angle="0" draw:border="0%"/>
    <draw:stroke-dash draw:name="msLineDash_20_1" draw:display-name="msLineDash 1" draw:style="rect" draw:dots1="1" draw:dots1-length="100%" draw:distance="100%"/>
  </office:styles>
</office:document-styles>
</file>